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69cm"/>
    </style:style>
    <style:style style:name="co2" style:family="table-column">
      <style:table-column-properties fo:break-before="auto" style:column-width="3.314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4.925cm"/>
    </style:style>
    <style:style style:name="co5" style:family="table-column">
      <style:table-column-properties fo:break-before="auto" style:column-width="2.686cm"/>
    </style:style>
    <style:style style:name="co6" style:family="table-column">
      <style:table-column-properties fo:break-before="auto" style:column-width="2.096cm"/>
    </style:style>
    <style:style style:name="co7" style:family="table-column">
      <style:table-column-properties fo:break-before="auto" style:column-width="2.633cm"/>
    </style:style>
    <style:style style:name="co8" style:family="table-column">
      <style:table-column-properties fo:break-before="auto" style:column-width="2.561cm"/>
    </style:style>
    <style:style style:name="co9" style:family="table-column">
      <style:table-column-properties fo:break-before="auto" style:column-width="2.043cm"/>
    </style:style>
    <style:style style:name="co10" style:family="table-column">
      <style:table-column-properties fo:break-before="auto" style:column-width="1.86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09"/>
    <style:style style:name="ce2" style:family="table-cell" style:parent-style-name="Default" style:data-style-name="N11"/>
    <style:style style:name="ce3" style:family="table-cell" style:parent-style-name="Default" style:data-style-name="N109">
      <style:text-properties fo:font-weight="bold" style:font-weight-asian="bold" style:font-weight-complex="bold"/>
    </style:style>
    <style:style style:name="ce4" style:family="table-cell" style:parent-style-name="Default" style:data-style-name="N107"/>
    <style:style style:name="ce5" style:family="table-cell" style:parent-style-name="Default" style:data-style-name="N107">
      <style:text-properties fo:color="#579d1c"/>
    </style:style>
    <style:style style:name="ce6" style:family="table-cell" style:parent-style-name="Default" style:data-style-name="N109">
      <style:text-properties fo:color="#579d1c"/>
    </style:style>
    <style:style style:name="ce7" style:family="table-cell" style:parent-style-name="Default">
      <style:text-properties fo:color="#579d1c"/>
    </style:style>
    <style:style style:name="ce8" style:family="table-cell" style:parent-style-name="Default">
      <style:text-properties fo:color="#ffcc00"/>
    </style:style>
    <style:style style:name="ce9" style:family="table-cell" style:parent-style-name="Default">
      <style:text-properties fo:color="#ff0000"/>
    </style:style>
    <style:style style:name="ce10" style:family="table-cell" style:parent-style-name="Default" style:data-style-name="N11">
      <style:text-properties fo:color="#579d1c"/>
    </style:style>
    <style:style style:name="ce11" style:family="table-cell" style:parent-style-name="Default" style:data-style-name="N11">
      <style:text-properties fo:color="#ffcc00"/>
    </style:style>
    <style:style style:name="ce12" style:family="table-cell" style:parent-style-name="Default" style:data-style-name="N11">
      <style:text-properties fo:color="#ff0000"/>
    </style:style>
    <style:style style:name="ce13" style:family="table-cell" style:parent-style-name="Default" style:data-style-name="N107">
      <style:text-properties fo:color="#ffcc00"/>
    </style:style>
    <style:style style:name="ce14" style:family="table-cell" style:parent-style-name="Default" style:data-style-name="N107">
      <style:text-properties fo:color="#c5000b"/>
    </style:style>
    <style:style style:name="ce15" style:family="table-cell" style:parent-style-name="Default" style:data-style-name="N11">
      <style:text-properties fo:color="#c5000b"/>
    </style:style>
    <style:style style:name="ce16" style:family="table-cell" style:parent-style-name="Default" style:data-style-name="N107">
      <style:text-properties fo:color="#ff0000"/>
    </style:style>
  </office:automatic-styles>
  <office:body>
    <office:spreadsheet>
      <table:table table:name="ErgebnisAktie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3" table:default-cell-style-name="Default"/>
        <table:table-column table:style-name="co3" table:default-cell-style-name="ce1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USD" office:value="55.08">
            <text:p>$55,08</text:p>
          </table:table-cell>
          <table:table-cell table:style-name="Default" office:value-type="string">
            <text:p>Diskontsatz</text:p>
          </table:table-cell>
          <table:table-cell table:style-name="ce2" table:formula="of:=[.I19]" office:value-type="percentage" office:value="0.0935">
            <text:p>9,35%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USD" office:value="3.5">
            <text:p>$3,50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style-name="Default" office:value-type="string">
            <text:p>Ewig</text:p>
          </table:table-cell>
          <table:table-cell table:style-name="ce3" table:formula="of:=[.B2]*(1/(1-(1/(1+[.D1]))/(1/(1+[.B3])))-1)" office:value-type="currency" office:currency="USD" office:value="56.7716535433072">
            <text:p>$56,77</text:p>
          </table:table-cell>
          <table:table-cell table:number-columns-repeated="3"/>
        </table:table-row>
        <table:table-row table:style-name="ro1">
          <table:table-cell office:value-type="string">
            <text:p>Steigerung</text:p>
          </table:table-cell>
          <table:table-cell table:style-name="ce2" office:value-type="percentage" office:value="0.03">
            <text:p>3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table:style-name="Default" office:value-type="string">
            <text:p>Terminal</text:p>
          </table:table-cell>
          <table:table-cell table:formula="of:=[.C28]+[.C27]" office:value-type="currency" office:currency="USD" office:value="72.7961920382449">
            <text:p>$72,80</text:p>
          </table:table-cell>
          <table:table-cell office:value-type="string">
            <text:p>Terminalmult</text:p>
          </table:table-cell>
          <table:table-cell table:formula="of:=[.C27]+[.C29]" office:value-type="currency" office:currency="USD" office:value="75.903411557907">
            <text:p>$75,90</text:p>
          </table:table-cell>
          <table:table-cell/>
        </table:table-row>
        <table:table-row table:style-name="ro1">
          <table:table-cell office:value-type="string">
            <text:p>SteigerungLog</text:p>
          </table:table-cell>
          <table:table-cell table:style-name="ce2" office:value-type="percentage" office:value="0.07">
            <text:p>7,00%</text:p>
          </table:table-cell>
          <table:table-cell table:style-name="ce2" office:value-type="string">
            <text:p>Multipel</text:p>
          </table:table-cell>
          <table:table-cell office:value-type="float" office:value="12">
            <text:p>12</text:p>
          </table:table-cell>
          <table:table-cell table:style-name="Default" office:value-type="string">
            <text:p>TerminalLog</text:p>
          </table:table-cell>
          <table:table-cell table:style-name="ce1" table:formula="of:=[.E28]+[.E27]" office:value-type="currency" office:currency="USD" office:value="86.5932304169086">
            <text:p>$86,59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style-name="ce2"/>
          <table:table-cell/>
          <table:table-cell table:style-name="Default"/>
          <table:table-cell table:style-name="ce2"/>
          <table:table-cell table:number-columns-repeated="3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ErgebnisLog</text:p>
          </table:table-cell>
          <table:table-cell table:style-name="Default" office:value-type="string">
            <text:p>Diskont Log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table:formula="of:=[.B2]" office:value-type="currency" office:currency="USD" office:value="3.5">
            <text:p>$3,50</text:p>
          </table:table-cell>
          <table:table-cell table:formula="of:=[.B7]/((1+[.$D$1])^MIN([.A7];[.D2])*(1+[.$D$1]+[.$D$3])^MAX(0;[.A7]-[.$D$2]))" office:value-type="currency" office:currency="USD" office:value="3.20073159579332">
            <text:p>$3,20</text:p>
          </table:table-cell>
          <table:table-cell table:formula="of:=[.B2]" office:value-type="currency" office:currency="USD" office:value="3.5">
            <text:p>$3,50</text:p>
          </table:table-cell>
          <table:table-cell table:formula="of:=[.D7]/((1+[.$D$1])^MIN([.A7];[.D2])*(1+[.$D$1]+[.$D$3])^MAX(0;[.A7]-[.$D$2]))" office:value-type="currency" office:currency="USD" office:value="3.20073159579332">
            <text:p>$3,20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$B$3]+[.B7]" office:value-type="currency" office:currency="USD" office:value="3.605">
            <text:p>$3,61</text:p>
          </table:table-cell>
          <table:table-cell table:formula="of:=[.B8]/((1+[.$D$1])^MIN([.A8];[.D3])*(1+[.$D$1]+[.$D$3])^MAX(0;[.A8]-[.$D$2]))" office:value-type="currency" office:currency="USD" office:value="3.59856120218371">
            <text:p>$3,60</text:p>
          </table:table-cell>
          <table:table-cell table:formula="of:=[.$D$7]*(1+LN(1+([.A8]-1)*[.$B$4]))" office:value-type="currency" office:currency="USD" office:value="3.73680526965835">
            <text:p>$3,74</text:p>
          </table:table-cell>
          <table:table-cell table:formula="of:=[.D8]/((1+[.$D$1])^MIN([.A8];[.D3])*(1+[.$D$1]+[.$D$3])^MAX(0;[.A8]-[.$D$2]))" office:value-type="currency" office:currency="USD" office:value="3.73013105783861">
            <text:p>$3,73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3">
            <text:p>3</text:p>
          </table:table-cell>
          <table:table-cell table:formula="of:=[.B8]*[.$B$3]+[.B8]" office:value-type="currency" office:currency="USD" office:value="3.71315">
            <text:p>$3,71</text:p>
          </table:table-cell>
          <table:table-cell table:formula="of:=[.B9]/((1+[.$D$1])^MIN([.A9];[.D4])*(1+[.$D$1]+[.$D$3])^MAX(0;[.A9]-[.$D$2]))" office:value-type="currency" office:currency="USD" office:value="2.83978938602959">
            <text:p>$2,84</text:p>
          </table:table-cell>
          <table:table-cell table:formula="of:=[.$D$7]*(1+LN(1+([.A9]-1)*[.$B$4]))" office:value-type="currency" office:currency="USD" office:value="3.95859891842241">
            <text:p>$3,96</text:p>
          </table:table-cell>
          <table:table-cell table:formula="of:=[.D9]/((1+[.$D$1])^MIN([.A9];[.D4])*(1+[.$D$1]+[.$D$3])^MAX(0;[.A9]-[.$D$2]))" office:value-type="currency" office:currency="USD" office:value="3.02750688555113">
            <text:p>$3,03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table:formula="of:=[.B9]*[.$B$3]+[.B9]" office:value-type="currency" office:currency="USD" office:value="3.8245445">
            <text:p>$3,82</text:p>
          </table:table-cell>
          <table:table-cell table:formula="of:=[.B10]/((1+[.$D$1])^MIN([.A10];[.D5])*(1+[.$D$1]+[.$D$3])^MAX(0;[.A10]-[.$D$2]))" office:value-type="currency" office:currency="USD" office:value="2.67488163476038">
            <text:p>$2,67</text:p>
          </table:table-cell>
          <table:table-cell table:formula="of:=[.$D$7]*(1+LN(1+([.A10]-1)*[.$B$4]))" office:value-type="currency" office:currency="USD" office:value="4.16717125863027">
            <text:p>$4,17</text:p>
          </table:table-cell>
          <table:table-cell table:formula="of:=[.D10]/((1+[.$D$1])^MIN([.A10];[.D5])*(1+[.$D$1]+[.$D$3])^MAX(0;[.A10]-[.$D$2]))" office:value-type="currency" office:currency="USD" office:value="2.91451436075889">
            <text:p>$2,91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0]*[.$B$3]+[.B10]" office:value-type="currency" office:currency="USD" office:value="3.939280835">
            <text:p>$3,94</text:p>
          </table:table-cell>
          <table:table-cell table:formula="of:=[.B11]/((1+[.$D$1])^MIN([.A11];[.D6])*(1+[.$D$1]+[.$D$3])^MAX(0;[.A11]-[.$D$2]))" office:value-type="currency" office:currency="USD" office:value="2.51955014522468">
            <text:p>$2,52</text:p>
          </table:table-cell>
          <table:table-cell table:formula="of:=[.$D$7]*(1+LN(1+([.A11]-1)*[.$B$4]))" office:value-type="currency" office:currency="USD" office:value="4.36401027276034">
            <text:p>$4,36</text:p>
          </table:table-cell>
          <table:table-cell table:formula="of:=[.D11]/((1+[.$D$1])^MIN([.A11];[.D6])*(1+[.$D$1]+[.$D$3])^MAX(0;[.A11]-[.$D$2]))" office:value-type="currency" office:currency="USD" office:value="2.79120559742863">
            <text:p>$2,79</text:p>
          </table:table-cell>
          <table:table-cell/>
          <table:table-cell office:value-type="string">
            <text:p>Beta</text:p>
          </table:table-cell>
          <table:table-cell office:value-type="float" office:value="1.35">
            <text:p>1,35</text:p>
          </table:table-cell>
          <table:table-cell table:style-name="ce2" table:formula="of:=[.H11]/100" office:value-type="percentage" office:value="0.0135">
            <text:p>1,35%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1]*[.$B$3]+[.B11]" office:value-type="currency" office:currency="USD" office:value="4.05745926005">
            <text:p>$4,06</text:p>
          </table:table-cell>
          <table:table-cell table:formula="of:=[.B12]/((1+[.$D$1])^MIN([.A12];[.D7])*(1+[.$D$1]+[.$D$3])^MAX(0;[.A12]-[.$D$2]))" office:value-type="currency" office:currency="USD" office:value="2.96748417801472">
            <text:p>$2,97</text:p>
          </table:table-cell>
          <table:table-cell table:formula="of:=[.$D$7]*(1+LN(1+([.A12]-1)*[.$B$4]))" office:value-type="currency" office:currency="USD" office:value="4.55036607357618">
            <text:p>$4,55</text:p>
          </table:table-cell>
          <table:table-cell table:formula="of:=[.D12]/((1+[.$D$1])^MIN([.A12];[.D7])*(1+[.$D$1]+[.$D$3])^MAX(0;[.A12]-[.$D$2]))" office:value-type="currency" office:currency="USD" office:value="3.32797902876439">
            <text:p>$3,33</text:p>
          </table:table-cell>
          <table:table-cell/>
          <table:table-cell office:value-type="string">
            <text:p>Zinslast</text:p>
          </table:table-cell>
          <table:table-cell office:value-type="float" office:value="0.09">
            <text:p>0,09</text:p>
          </table:table-cell>
          <table:table-cell table:style-name="ce2" table:formula="of:=IF([.H12]&lt;0.05;0;IF([.H12]&lt;0.1;0.005;IF([.H12]&lt;0.25;0.01;IF([.H12]&lt;0.5;0.02;IF([.H12]&lt;1;0.03;0.05)))))" office:value-type="percentage" office:value="0.005">
            <text:p>0,5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$B$3]+[.B12]" office:value-type="currency" office:currency="USD" office:value="4.1791830378515">
            <text:p>$4,18</text:p>
          </table:table-cell>
          <table:table-cell table:formula="of:=[.B13]/((1+[.$D$1])^MIN([.A13];[.D8])*(1+[.$D$1]+[.$D$3])^MAX(0;[.A13]-[.$D$2]))" office:value-type="currency" office:currency="USD" office:value="2.99249300122616">
            <text:p>$2,99</text:p>
          </table:table-cell>
          <table:table-cell table:formula="of:=[.$D$7]*(1+LN(1+([.A13]-1)*[.$B$4]))" office:value-type="currency" office:currency="USD" office:value="4.72729905064609">
            <text:p>$4,73</text:p>
          </table:table-cell>
          <table:table-cell table:formula="of:=[.D13]/((1+[.$D$1])^MIN([.A13];[.D8])*(1+[.$D$1]+[.$D$3])^MAX(0;[.A13]-[.$D$2]))" office:value-type="currency" office:currency="USD" office:value="3.3849700277866">
            <text:p>$3,38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1.3">
            <text:p>1,3</text:p>
          </table:table-cell>
          <table:table-cell table:style-name="ce2" table:formula="of:=IF([.H13]&lt;0.5;0;IF([.H13]&lt;3;0.005;IF([.H13]&lt;7;0.01;0.02)))" office:value-type="percentage" office:value="0.005">
            <text:p>0,5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$B$3]+[.B13]" office:value-type="currency" office:currency="USD" office:value="4.30455852898704">
            <text:p>$4,30</text:p>
          </table:table-cell>
          <table:table-cell table:formula="of:=[.B14]/((1+[.$D$1])^MIN([.A14];[.D9])*(1+[.$D$1]+[.$D$3])^MAX(0;[.A14]-[.$D$2]))" office:value-type="currency" office:currency="USD" office:value="3.02176445003169">
            <text:p>$3,02</text:p>
          </table:table-cell>
          <table:table-cell table:formula="of:=[.$D$7]*(1+LN(1+([.A14]-1)*[.$B$4]))" office:value-type="currency" office:currency="USD" office:value="4.89571641985079">
            <text:p>$4,90</text:p>
          </table:table-cell>
          <table:table-cell table:formula="of:=[.D14]/((1+[.$D$1])^MIN([.A14];[.D9])*(1+[.$D$1]+[.$D$3])^MAX(0;[.A14]-[.$D$2]))" office:value-type="currency" office:currency="USD" office:value="3.43675239523873">
            <text:p>$3,44</text:p>
          </table:table-cell>
          <table:table-cell/>
          <table:table-cell office:value-type="string">
            <text:p>OperatingMargin</text:p>
          </table:table-cell>
          <table:table-cell office:value-type="float" office:value="0.1799">
            <text:p>0,1799</text:p>
          </table:table-cell>
          <table:table-cell table:style-name="ce2" table:formula="of:=IF([.H14]&gt;0.05;0;IF([.H14]&gt;0.02;0.005;IF([.H14]&gt;0;0.01;0.03)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$B$3]+[.B14]" office:value-type="currency" office:currency="USD" office:value="4.43369528485666">
            <text:p>$4,43</text:p>
          </table:table-cell>
          <table:table-cell table:formula="of:=[.B15]/((1+[.$D$1])^MIN([.A15];[.D10])*(1+[.$D$1]+[.$D$3])^MAX(0;[.A15]-[.$D$2]))" office:value-type="currency" office:currency="USD" office:value="3.05493030662074">
            <text:p>$3,05</text:p>
          </table:table-cell>
          <table:table-cell table:formula="of:=[.$D$7]*(1+LN(1+([.A15]-1)*[.$B$4]))" office:value-type="currency" office:currency="USD" office:value="5.05640037441506">
            <text:p>$5,06</text:p>
          </table:table-cell>
          <table:table-cell table:formula="of:=[.D15]/((1+[.$D$1])^MIN([.A15];[.D10])*(1+[.$D$1]+[.$D$3])^MAX(0;[.A15]-[.$D$2]))" office:value-type="currency" office:currency="USD" office:value="3.48399016029999">
            <text:p>$3,48</text:p>
          </table:table-cell>
          <table:table-cell/>
          <table:table-cell office:value-type="string">
            <text:p>Kapitalerhöhung</text:p>
          </table:table-cell>
          <table:table-cell/>
          <table:table-cell table:style-name="ce2" table:formula="of:=IF([.H15]=1;0.02;0)" office:value-type="percentage" office:value="0">
            <text:p>0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$B$3]+[.B15]" office:value-type="currency" office:currency="USD" office:value="4.56670614340236">
            <text:p>$4,57</text:p>
          </table:table-cell>
          <table:table-cell table:formula="of:=[.B16]/((1+[.$D$1])^MIN([.A16];[.D11])*(1+[.$D$1]+[.$D$3])^MAX(0;[.A16]-[.$D$2]))" office:value-type="currency" office:currency="USD" office:value="3.09170095293373">
            <text:p>$3,09</text:p>
          </table:table-cell>
          <table:table-cell table:formula="of:=[.$D$7]*(1+LN(1+([.A16]-1)*[.$B$4]))" office:value-type="currency" office:currency="USD" office:value="5.21003005186535">
            <text:p>$5,21</text:p>
          </table:table-cell>
          <table:table-cell table:formula="of:=[.D16]/((1+[.$D$1])^MIN([.A16];[.D11])*(1+[.$D$1]+[.$D$3])^MAX(0;[.A16]-[.$D$2]))" office:value-type="currency" office:currency="USD" office:value="3.52723699978745">
            <text:p>$3,53</text:p>
          </table:table-cell>
          <table:table-cell/>
          <table:table-cell office:value-type="string">
            <text:p>Wachstum 3Y</text:p>
          </table:table-cell>
          <table:table-cell office:value-type="float" office:value="0">
            <text:p>0</text:p>
          </table:table-cell>
          <table:table-cell table:style-name="ce2" table:formula="of:=IF([.H16]&gt;0.1;0;IF([.H16]&gt;0;0.005;0.02))" office:value-type="percentage" office:value="0.02">
            <text:p>2,00%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$B$3]+[.B16]" office:value-type="currency" office:currency="USD" office:value="4.70370732770443">
            <text:p>$4,70</text:p>
          </table:table-cell>
          <table:table-cell table:formula="of:=[.B17]/((1+[.$D$1])^MIN([.A17];[.D12])*(1+[.$D$1]+[.$D$3])^MAX(0;[.A17]-[.$D$2]))" office:value-type="currency" office:currency="USD" office:value="3.13184743979748">
            <text:p>$3,13</text:p>
          </table:table-cell>
          <table:table-cell table:formula="of:=[.$D$7]*(1+LN(1+([.A17]-1)*[.$B$4]))" office:value-type="currency" office:currency="USD" office:value="5.3571988787176">
            <text:p>$5,36</text:p>
          </table:table-cell>
          <table:table-cell table:formula="of:=[.D17]/((1+[.$D$1])^MIN([.A17];[.D12])*(1+[.$D$1]+[.$D$3])^MAX(0;[.A17]-[.$D$2]))" office:value-type="currency" office:currency="USD" office:value="3.56695866130469">
            <text:p>$3,57</text:p>
          </table:table-cell>
          <table:table-cell/>
          <table:table-cell office:value-type="string">
            <text:p>Dividendenkönig</text:p>
          </table:table-cell>
          <table:table-cell office:value-type="float" office:value="1">
            <text:p>1</text:p>
          </table:table-cell>
          <table:table-cell table:style-name="ce2" table:formula="of:=IF([.H17]=1;0;0.001)" office:value-type="percentage" office:value="0">
            <text:p>0,00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$B$3]+[.B17]" office:value-type="currency" office:currency="USD" office:value="4.84481854753556">
            <text:p>$4,84</text:p>
          </table:table-cell>
          <table:table-cell table:formula="of:=[.B18]/((1+[.$D$1])^MIN([.A18];[.D13])*(1+[.$D$1]+[.$D$3])^MAX(0;[.A18]-[.$D$2]))" office:value-type="currency" office:currency="USD" office:value="3.1751884009212">
            <text:p>$3,18</text:p>
          </table:table-cell>
          <table:table-cell table:formula="of:=[.$D$7]*(1+LN(1+([.A18]-1)*[.$B$4]))" office:value-type="currency" office:currency="USD" office:value="5.49842841305008">
            <text:p>$5,50</text:p>
          </table:table-cell>
          <table:table-cell table:formula="of:=[.D18]/((1+[.$D$1])^MIN([.A18];[.D13])*(1+[.$D$1]+[.$D$3])^MAX(0;[.A18]-[.$D$2]))" office:value-type="currency" office:currency="USD" office:value="3.60355005024758">
            <text:p>$3,60</text:p>
          </table:table-cell>
          <table:table-cell/>
          <table:table-cell office:value-type="string">
            <text:p>Gewinn 3Y</text:p>
          </table:table-cell>
          <table:table-cell office:value-type="float" office:value="1">
            <text:p>1</text:p>
          </table:table-cell>
          <table:table-cell table:formula="of:=IF([.H18]=1;0;0.01)" office:value-type="float" office:value="0">
            <text:p>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formula="of:=[.B18]*[.$B$3]+[.B18]" office:value-type="currency" office:currency="USD" office:value="4.99016310396163">
            <text:p>$4,99</text:p>
          </table:table-cell>
          <table:table-cell table:formula="of:=[.B19]/((1+[.$D$1])^MIN([.A19];[.D14])*(1+[.$D$1]+[.$D$3])^MAX(0;[.A19]-[.$D$2]))" office:value-type="currency" office:currency="USD" office:value="3.22158033839995">
            <text:p>$3,22</text:p>
          </table:table-cell>
          <table:table-cell table:formula="of:=[.$D$7]*(1+LN(1+([.A19]-1)*[.$B$4]))" office:value-type="currency" office:currency="USD" office:value="5.63417950067313">
            <text:p>$5,63</text:p>
          </table:table-cell>
          <table:table-cell table:formula="of:=[.D19]/((1+[.$D$1])^MIN([.A19];[.D14])*(1+[.$D$1]+[.$D$3])^MAX(0;[.A19]-[.$D$2]))" office:value-type="currency" office:currency="USD" office:value="3.63734842413764">
            <text:p>$3,64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I10:.I18])" office:value-type="percentage" office:value="0.0935">
            <text:p>9,35%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formula="of:=[.B19]*[.$B$3]+[.B19]" office:value-type="currency" office:currency="USD" office:value="5.13986799708048">
            <text:p>$5,14</text:p>
          </table:table-cell>
          <table:table-cell table:formula="of:=[.B20]/((1+[.$D$1])^MIN([.A20];[.D15])*(1+[.$D$1]+[.$D$3])^MAX(0;[.A20]-[.$D$2]))" office:value-type="currency" office:currency="USD" office:value="3.2709103008953">
            <text:p>$3,27</text:p>
          </table:table-cell>
          <table:table-cell table:formula="of:=[.$D$7]*(1+LN(1+([.A20]-1)*[.$B$4]))" office:value-type="currency" office:currency="USD" office:value="5.76486134720489">
            <text:p>$5,76</text:p>
          </table:table-cell>
          <table:table-cell table:formula="of:=[.D20]/((1+[.$D$1])^MIN([.A20];[.D15])*(1+[.$D$1]+[.$D$3])^MAX(0;[.A20]-[.$D$2]))" office:value-type="currency" office:currency="USD" office:value="3.66864370340179">
            <text:p>$3,67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$B$3]+[.B20]" office:value-type="currency" office:currency="USD" office:value="5.29406403699289">
            <text:p>$5,29</text:p>
          </table:table-cell>
          <table:table-cell table:formula="of:=[.B21]/((1+[.$D$1])^MIN([.A21];[.D16])*(1+[.$D$1]+[.$D$3])^MAX(0;[.A21]-[.$D$2]))" office:value-type="currency" office:currency="USD" office:value="3.32309028996143">
            <text:p>$3,32</text:p>
          </table:table-cell>
          <table:table-cell table:formula="of:=[.$D$7]*(1+LN(1+([.A21]-1)*[.$B$4]))" office:value-type="currency" office:currency="USD" office:value="5.89083895647255">
            <text:p>$5,89</text:p>
          </table:table-cell>
          <table:table-cell table:formula="of:=[.D21]/((1+[.$D$1])^MIN([.A21];[.D16])*(1+[.$D$1]+[.$D$3])^MAX(0;[.A21]-[.$D$2]))" office:value-type="currency" office:currency="USD" office:value="3.69768661640516">
            <text:p>$3,70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$B$3]+[.B21]" office:value-type="currency" office:currency="USD" office:value="5.45288595810268">
            <text:p>$5,45</text:p>
          </table:table-cell>
          <table:table-cell table:formula="of:=[.B22]/((1+[.$D$1])^MIN([.A22];[.D17])*(1+[.$D$1]+[.$D$3])^MAX(0;[.A22]-[.$D$2]))" office:value-type="currency" office:currency="USD" office:value="3.3780529345071">
            <text:p>$3,38</text:p>
          </table:table-cell>
          <table:table-cell table:formula="of:=[.$D$7]*(1+LN(1+([.A22]-1)*[.$B$4]))" office:value-type="currency" office:currency="USD" office:value="6.01243927602611">
            <text:p>$6,01</text:p>
          </table:table-cell>
          <table:table-cell table:formula="of:=[.D22]/((1+[.$D$1])^MIN([.A22];[.D17])*(1+[.$D$1]+[.$D$3])^MAX(0;[.A22]-[.$D$2]))" office:value-type="currency" office:currency="USD" office:value="3.7246951973653">
            <text:p>$3,72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$B$3]+[.B22]" office:value-type="currency" office:currency="USD" office:value="5.61647253684576">
            <text:p>$5,62</text:p>
          </table:table-cell>
          <table:table-cell table:formula="of:=[.B23]/((1+[.$D$1])^MIN([.A23];[.D18])*(1+[.$D$1]+[.$D$3])^MAX(0;[.A23]-[.$D$2]))" office:value-type="currency" office:currency="USD" office:value="3.43574810932345">
            <text:p>$3,44</text:p>
          </table:table-cell>
          <table:table-cell table:formula="of:=[.$D$7]*(1+LN(1+([.A23]-1)*[.$B$4]))" office:value-type="currency" office:currency="USD" office:value="6.12995631039372">
            <text:p>$6,13</text:p>
          </table:table-cell>
          <table:table-cell table:formula="of:=[.D23]/((1+[.$D$1])^MIN([.A23];[.D18])*(1+[.$D$1]+[.$D$3])^MAX(0;[.A23]-[.$D$2]))" office:value-type="currency" office:currency="USD" office:value="3.74986001720905">
            <text:p>$3,75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$B$3]+[.B23]" office:value-type="currency" office:currency="USD" office:value="5.78496671295113">
            <text:p>$5,78</text:p>
          </table:table-cell>
          <table:table-cell table:formula="of:=[.B24]/((1+[.$D$1])^MIN([.A24];[.D19])*(1+[.$D$1]+[.$D$3])^MAX(0;[.A24]-[.$D$2]))" office:value-type="currency" office:currency="USD" office:value="3.49614026571136">
            <text:p>$3,50</text:p>
          </table:table-cell>
          <table:table-cell table:formula="of:=[.$D$7]*(1+LN(1+([.A24]-1)*[.$B$4]))" office:value-type="currency" office:currency="USD" office:value="6.24365540339943">
            <text:p>$6,24</text:p>
          </table:table-cell>
          <table:table-cell table:formula="of:=[.D24]/((1+[.$D$1])^MIN([.A24];[.D19])*(1+[.$D$1]+[.$D$3])^MAX(0;[.A24]-[.$D$2]))" office:value-type="currency" office:currency="USD" office:value="3.77334842950469">
            <text:p>$3,77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$B$3]+[.B24]" office:value-type="currency" office:currency="USD" office:value="5.95851571433966">
            <text:p>$5,96</text:p>
          </table:table-cell>
          <table:table-cell table:formula="of:=[.B25]/((1+[.$D$1])^MIN([.A25];[.D20])*(1+[.$D$1]+[.$D$3])^MAX(0;[.A25]-[.$D$2]))" office:value-type="currency" office:currency="USD" office:value="3.5592063057427">
            <text:p>$3,56</text:p>
          </table:table-cell>
          <table:table-cell table:formula="of:=[.$D$7]*(1+LN(1+([.A25]-1)*[.$B$4]))" office:value-type="currency" office:currency="USD" office:value="6.35377684649468">
            <text:p>$6,35</text:p>
          </table:table-cell>
          <table:table-cell table:formula="of:=[.D25]/((1+[.$D$1])^MIN([.A25];[.D20])*(1+[.$D$1]+[.$D$3])^MAX(0;[.A25]-[.$D$2]))" office:value-type="currency" office:currency="USD" office:value="3.7953080433945">
            <text:p>$3,80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$B$3]+[.B25]" office:value-type="currency" office:currency="USD" office:value="6.13727118576985">
            <text:p>$6,14</text:p>
          </table:table-cell>
          <table:table-cell table:formula="of:=[.B26]/((1+[.$D$1])^MIN([.A26];[.D21])*(1+[.$D$1]+[.$D$3])^MAX(0;[.A26]-[.$D$2]))" office:value-type="currency" office:currency="USD" office:value="3.62493387617197">
            <text:p>$3,62</text:p>
          </table:table-cell>
          <table:table-cell table:formula="of:=[.$D$7]*(1+LN(1+([.A26]-1)*[.$B$4]))" office:value-type="currency" office:currency="USD" office:value="6.46053893652163">
            <text:p>$6,46</text:p>
          </table:table-cell>
          <table:table-cell table:formula="of:=[.D26]/((1+[.$D$1])^MIN([.A26];[.D21])*(1+[.$D$1]+[.$D$3])^MAX(0;[.A26]-[.$D$2]))" office:value-type="currency" office:currency="USD" office:value="3.81586958445403">
            <text:p>$3,82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USD" office:value="94.0463107114316">
            <text:p>$94,05</text:p>
          </table:table-cell>
          <table:table-cell table:formula="of:=SUM([.C7:.C26])" office:value-type="currency" office:currency="USD" office:value="63.5785851142507">
            <text:p>$63,58</text:p>
          </table:table-cell>
          <table:table-cell table:style-name="ce1" table:formula="of:=SUM([.D7:.D26])" office:value-type="currency" office:currency="USD" office:value="103.512271558779">
            <text:p>$103,51</text:p>
          </table:table-cell>
          <table:table-cell table:formula="of:=SUM([.E7:.E26])" office:value-type="currency" office:currency="USD" office:value="69.8582868366722">
            <text:p>$69,86</text:p>
          </table:table-cell>
          <table:table-cell table:number-columns-repeated="4"/>
        </table:table-row>
        <table:table-row table:style-name="ro1">
          <table:table-cell office:value-type="string">
            <text:p>Terminalwert</text:p>
          </table:table-cell>
          <table:table-cell table:formula="of:=[.B1]" office:value-type="currency" office:currency="USD" office:value="55.08">
            <text:p>$55,08</text:p>
          </table:table-cell>
          <table:table-cell table:formula="of:=[.B28]/(1+[.D1]+IF([.A26]&gt;[.D2];[.D3];0))^[.A26]" office:value-type="currency" office:currency="USD" office:value="9.21760692399424">
            <text:p>$9,22</text:p>
          </table:table-cell>
          <table:table-cell office:value-type="float" office:value="100">
            <text:p>100</text:p>
          </table:table-cell>
          <table:table-cell table:formula="of:=[.D28]/(1+[.D1]+IF([.A26]&gt;[.D2];[.D3];0))^[.A26]" office:value-type="currency" office:currency="USD" office:value="16.7349435802365">
            <text:p>$16,73</text:p>
          </table:table-cell>
          <table:table-cell table:number-columns-repeated="4"/>
        </table:table-row>
        <table:table-row table:style-name="ro1">
          <table:table-cell office:value-type="string">
            <text:p>Terminalmult</text:p>
          </table:table-cell>
          <table:table-cell table:style-name="Default"/>
          <table:table-cell table:formula="of:=[.B26]*[.D4]/(1+[.D1]+IF([.A26]&gt;[.D2];[.D3];0))^[.A26]" office:value-type="currency" office:currency="USD" office:value="12.3248264436563">
            <text:p>$12,32</text:p>
          </table:table-cell>
          <table:table-cell/>
          <table:table-cell table:style-name="Default"/>
          <table:table-cell table:number-columns-repeated="4"/>
        </table:table-row>
      </table:table>
      <table:table table:name="Modell" table:style-name="ta1" table:print="false">
        <table:table-column table:style-name="co5" table:default-cell-style-name="Default"/>
        <table:table-column table:style-name="co3" table:number-columns-repeated="2" table:default-cell-style-name="ce1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USD" office:value="216.5">
            <text:p>$216,50</text:p>
          </table:table-cell>
          <table:table-cell table:style-name="Default" office:value-type="string">
            <text:p>Diskontsatz</text:p>
          </table:table-cell>
          <table:table-cell table:style-name="ce2" table:formula="of:=[.H17]" office:value-type="percentage" office:value="0.1561">
            <text:p>15,61%</text:p>
          </table:table-cell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USD" office:value="0.44">
            <text:p>$0,44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2">
          <table:table-cell office:value-type="string">
            <text:p>Steigerung</text:p>
          </table:table-cell>
          <table:table-cell table:style-name="ce2" office:value-type="percentage" office:value="0.33">
            <text:p>33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office:value-type="string">
            <text:p>Terminal</text:p>
          </table:table-cell>
          <table:table-cell table:formula="of:=[.C28]+[.C27]" office:value-type="currency" office:currency="USD" office:value="21.2020255879181">
            <text:p>$21,20</text:p>
          </table:table-cell>
          <table:table-cell office:value-type="string">
            <text:p>Terminalmult</text:p>
          </table:table-cell>
          <table:table-cell table:formula="of:=[.C27]+[.C29]" office:value-type="currency" office:currency="USD" office:value="13.4041731546792">
            <text:p>$13,40</text:p>
          </table:table-cell>
        </table:table-row>
        <table:table-row table:style-name="ro1">
          <table:table-cell office:value-type="string">
            <text:p>Basis</text:p>
          </table:table-cell>
          <table:table-cell table:style-name="ce2" office:value-type="percentage" office:value="0.04">
            <text:p>4,00%</text:p>
          </table:table-cell>
          <table:table-cell table:style-name="ce2" office:value-type="string">
            <text:p>Multipel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style-name="ce2"/>
          <table:table-cell table:number-columns-repeated="2"/>
          <table:table-cell table:style-name="ce2"/>
          <table:table-cell table:number-columns-repeated="2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Steigerung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[.B2]*(1+[.D7])" office:value-type="currency" office:currency="USD" office:value="0.5852">
            <text:p>$0,59</text:p>
          </table:table-cell>
          <table:table-cell table:formula="of:=[.B7]/((1+[.$D$1])^MIN([.A7];[.$D$2])*(1+[.$D$1]+[.$D$3])^MAX(0;[.A7]-[.$D$2]))" office:value-type="currency" office:currency="USD" office:value="0.506184586108468">
            <text:p>$0,51</text:p>
          </table:table-cell>
          <table:table-cell table:formula="of:=[.B3]" office:value-type="percentage" office:value="0.33">
            <text:p>33,00%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D8]+[.B7]" office:value-type="currency" office:currency="USD" office:value="0.750031333333333">
            <text:p>$0,75</text:p>
          </table:table-cell>
          <table:table-cell table:formula="of:=[.B8]/((1+[.$D$1])^MIN([.A8];[.$D$2])*(1+[.$D$1]+[.$D$3])^MAX(0;[.A8]-[.$D$2]))" office:value-type="currency" office:currency="USD" office:value="0.561162452379281">
            <text:p>$0,56</text:p>
          </table:table-cell>
          <table:table-cell table:formula="of:=([.$B$3]-[.$B$4])/([.A8]^2/20+1)+[.$B$4]" office:value-type="percentage" office:value="0.281666666666667">
            <text:p>28,17%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8]*[.D9]+[.B8]" office:value-type="currency" office:currency="USD" office:value="0.930038853333334">
            <text:p>$0,93</text:p>
          </table:table-cell>
          <table:table-cell table:formula="of:=[.B9]/((1+[.$D$1])^MIN([.A9];[.$D$2])*(1+[.$D$1]+[.$D$3])^MAX(0;[.A9]-[.$D$2]))" office:value-type="currency" office:currency="USD" office:value="0.601886896419262">
            <text:p>$0,60</text:p>
          </table:table-cell>
          <table:table-cell table:formula="of:=([.$B$3]-[.$B$4])/([.A9]^2/20+1)+[.$B$4]" office:value-type="percentage" office:value="0.24">
            <text:p>24,00%</text:p>
          </table:table-cell>
          <table:table-cell/>
          <table:table-cell office:value-type="string">
            <text:p>Beta</text:p>
          </table:table-cell>
          <table:table-cell office:value-type="float" office:value="2.61">
            <text:p>2,61</text:p>
          </table:table-cell>
          <table:table-cell table:style-name="ce2" table:formula="of:=[.G9]/100" office:value-type="percentage" office:value="0.0261">
            <text:p>2,61%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9]*[.D10]+[.B9]" office:value-type="currency" office:currency="USD" office:value="1.1170800005037">
            <text:p>$1,12</text:p>
          </table:table-cell>
          <table:table-cell table:formula="of:=[.B10]/((1+[.$D$1])^MIN([.A10];[.$D$2])*(1+[.$D$1]+[.$D$3])^MAX(0;[.A10]-[.$D$2]))" office:value-type="currency" office:currency="USD" office:value="0.625320507673521">
            <text:p>$0,63</text:p>
          </table:table-cell>
          <table:table-cell table:formula="of:=([.$B$3]-[.$B$4])/([.A10]^2/20+1)+[.$B$4]" office:value-type="percentage" office:value="0.201111111111111">
            <text:p>20,11%</text:p>
          </table:table-cell>
          <table:table-cell/>
          <table:table-cell office:value-type="string">
            <text:p>Zinslast</text:p>
          </table:table-cell>
          <table:table-cell office:value-type="float" office:value="0.234">
            <text:p>0,234</text:p>
          </table:table-cell>
          <table:table-cell table:style-name="ce2" table:formula="of:=IF([.G10]&lt;0.05;0;IF([.G10]&lt;0.1;0.005;IF([.G10]&lt;0.25;0.01;IF([.G10]&lt;0.5;0.02;IF([.G10]&lt;1;0.03;0.05)))))" office:value-type="percentage" office:value="0.01">
            <text:p>1,00%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formula="of:=[.B10]*[.D11]+[.B10]" office:value-type="currency" office:currency="USD" office:value="1.30574240058877">
            <text:p>$1,31</text:p>
          </table:table-cell>
          <table:table-cell table:formula="of:=[.B11]/((1+[.$D$1])^MIN([.A11];[.$D$2])*(1+[.$D$1]+[.$D$3])^MAX(0;[.A11]-[.$D$2]))" office:value-type="currency" office:currency="USD" office:value="0.632237862999687">
            <text:p>$0,63</text:p>
          </table:table-cell>
          <table:table-cell table:formula="of:=([.$B$3]-[.$B$4])/([.A11]^2/20+1)+[.$B$4]" office:value-type="percentage" office:value="0.168888888888889">
            <text:p>16,89%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0">
            <text:p>0</text:p>
          </table:table-cell>
          <table:table-cell table:style-name="ce2" table:formula="of:=IF([.G11]&lt;0.5;0;IF([.G11]&lt;3;0.005;IF([.G11]&lt;7;0.01;0.02)))" office:value-type="percentage" office:value="0">
            <text:p>0,00%</text:p>
          </table:table-cell>
        </table:table-row>
        <table:table-row table:style-name="ro2">
          <table:table-cell office:value-type="float" office:value="6">
            <text:p>6</text:p>
          </table:table-cell>
          <table:table-cell table:formula="of:=[.B11]*[.D12]+[.B11]" office:value-type="currency" office:currency="USD" office:value="1.49320970238759">
            <text:p>$1,49</text:p>
          </table:table-cell>
          <table:table-cell table:formula="of:=[.B12]/((1+[.$D$1])^MIN([.A12];[.$D$2])*(1+[.$D$1]+[.$D$3])^MAX(0;[.A12]-[.$D$2]))" office:value-type="currency" office:currency="USD" office:value="0.625386347363982">
            <text:p>$0,63</text:p>
          </table:table-cell>
          <table:table-cell table:formula="of:=([.$B$3]-[.$B$4])/([.A12]^2/20+1)+[.$B$4]" office:value-type="percentage" office:value="0.143571428571429">
            <text:p>14,36%</text:p>
          </table:table-cell>
          <table:table-cell/>
          <table:table-cell office:value-type="string">
            <text:p>OperatingMargin</text:p>
          </table:table-cell>
          <table:table-cell office:value-type="float" office:value="-0.002">
            <text:p>-0,002</text:p>
          </table:table-cell>
          <table:table-cell table:style-name="ce2" table:formula="of:=IF([.G12]&gt;0.05;0;IF([.G12]&gt;0.02;0.005;IF([.G12]&gt;0;0.01;0.03)))" office:value-type="percentage" office:value="0.03">
            <text:p>3,0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D13]+[.B12]" office:value-type="currency" office:currency="USD" office:value="1.67845426836495">
            <text:p>$1,68</text:p>
          </table:table-cell>
          <table:table-cell table:formula="of:=[.B13]/((1+[.$D$1])^MIN([.A13];[.$D$2])*(1+[.$D$1]+[.$D$3])^MAX(0;[.A13]-[.$D$2]))" office:value-type="currency" office:currency="USD" office:value="0.608053376626695">
            <text:p>$0,61</text:p>
          </table:table-cell>
          <table:table-cell table:formula="of:=([.$B$3]-[.$B$4])/([.A13]^2/20+1)+[.$B$4]" office:value-type="percentage" office:value="0.124057971014493">
            <text:p>12,41%</text:p>
          </table:table-cell>
          <table:table-cell/>
          <table:table-cell office:value-type="string">
            <text:p>Kapitalerhöhung</text:p>
          </table:table-cell>
          <table:table-cell office:value-type="float" office:value="1">
            <text:p>1</text:p>
          </table:table-cell>
          <table:table-cell table:style-name="ce2" table:formula="of:=IF([.G13]=1;0.02;0)" office:value-type="percentage" office:value="0.02">
            <text:p>2,0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D14]+[.B13]" office:value-type="currency" office:currency="USD" office:value="1.86148571001046">
            <text:p>$1,86</text:p>
          </table:table-cell>
          <table:table-cell table:formula="of:=[.B14]/((1+[.$D$1])^MIN([.A14];[.$D$2])*(1+[.$D$1]+[.$D$3])^MAX(0;[.A14]-[.$D$2]))" office:value-type="currency" office:currency="USD" office:value="0.583306071794569">
            <text:p>$0,58</text:p>
          </table:table-cell>
          <table:table-cell table:formula="of:=([.$B$3]-[.$B$4])/([.A14]^2/20+1)+[.$B$4]" office:value-type="percentage" office:value="0.109047619047619">
            <text:p>10,90%</text:p>
          </table:table-cell>
          <table:table-cell/>
          <table:table-cell office:value-type="string">
            <text:p>Wachstum 3Y</text:p>
          </table:table-cell>
          <table:table-cell office:value-type="float" office:value="3">
            <text:p>3</text:p>
          </table:table-cell>
          <table:table-cell table:style-name="ce2" table:formula="of:=IF([.G14]&gt;0.1;0;IF([.G14]&gt;0;0.005;0.1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D15]+[.B14]" office:value-type="currency" office:currency="USD" office:value="2.0428423375996">
            <text:p>$2,04</text:p>
          </table:table-cell>
          <table:table-cell table:formula="of:=[.B15]/((1+[.$D$1])^MIN([.A15];[.$D$2])*(1+[.$D$1]+[.$D$3])^MAX(0;[.A15]-[.$D$2]))" office:value-type="currency" office:currency="USD" office:value="0.553702187515983">
            <text:p>$0,55</text:p>
          </table:table-cell>
          <table:table-cell table:formula="of:=([.$B$3]-[.$B$4])/([.A15]^2/20+1)+[.$B$4]" office:value-type="percentage" office:value="0.0974257425742574">
            <text:p>9,74%</text:p>
          </table:table-cell>
          <table:table-cell/>
          <table:table-cell office:value-type="string">
            <text:p>Dividendenkönig</text:p>
          </table:table-cell>
          <table:table-cell office:value-type="float" office:value="0">
            <text:p>0</text:p>
          </table:table-cell>
          <table:table-cell table:style-name="ce2" table:formula="of:=IF([.G15]=1;0;0.01)" office:value-type="percentage" office:value="0.01">
            <text:p>1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D16]+[.B15]" office:value-type="currency" office:currency="USD" office:value="2.22329341075423">
            <text:p>$2,22</text:p>
          </table:table-cell>
          <table:table-cell table:formula="of:=[.B16]/((1+[.$D$1])^MIN([.A16];[.$D$2])*(1+[.$D$1]+[.$D$3])^MAX(0;[.A16]-[.$D$2]))" office:value-type="currency" office:currency="USD" office:value="0.52124604049237">
            <text:p>$0,52</text:p>
          </table:table-cell>
          <table:table-cell table:formula="of:=([.$B$3]-[.$B$4])/([.A16]^2/20+1)+[.$B$4]" office:value-type="percentage" office:value="0.0883333333333333">
            <text:p>8,83%</text:p>
          </table:table-cell>
          <table:table-cell/>
          <table:table-cell office:value-type="string">
            <text:p>Gewinn 3Y</text:p>
          </table:table-cell>
          <table:table-cell office:value-type="float" office:value="0">
            <text:p>0</text:p>
          </table:table-cell>
          <table:table-cell table:style-name="ce2" table:formula="of:=IF([.G16]=1;0;0.01)" office:value-type="percentage" office:value="0.01">
            <text:p>1,00%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D17]+[.B16]" office:value-type="currency" office:currency="USD" office:value="2.40367976975443">
            <text:p>$2,40</text:p>
          </table:table-cell>
          <table:table-cell table:formula="of:=[.B17]/((1+[.$D$1])^MIN([.A17];[.$D$2])*(1+[.$D$1]+[.$D$3])^MAX(0;[.A17]-[.$D$2]))" office:value-type="currency" office:currency="USD" office:value="0.487446768099994">
            <text:p>$0,49</text:p>
          </table:table-cell>
          <table:table-cell table:formula="of:=([.$B$3]-[.$B$4])/([.A17]^2/20+1)+[.$B$4]" office:value-type="percentage" office:value="0.0811347517730497">
            <text:p>8,11%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H8:.H16])" office:value-type="percentage" office:value="0.1561">
            <text:p>15,61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D18]+[.B17]" office:value-type="currency" office:currency="USD" office:value="2.58483514752373">
            <text:p>$2,58</text:p>
          </table:table-cell>
          <table:table-cell table:formula="of:=[.B18]/((1+[.$D$1])^MIN([.A18];[.$D$2])*(1+[.$D$1]+[.$D$3])^MAX(0;[.A18]-[.$D$2]))" office:value-type="currency" office:currency="USD" office:value="0.453406807275275">
            <text:p>$0,45</text:p>
          </table:table-cell>
          <table:table-cell table:formula="of:=([.$B$3]-[.$B$4])/([.A18]^2/20+1)+[.$B$4]" office:value-type="percentage" office:value="0.0753658536585366">
            <text:p>7,54%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table:formula="of:=[.B18]*[.D19]+[.B18]" office:value-type="currency" office:currency="USD" office:value="2.76755153678784">
            <text:p>$2,77</text:p>
          </table:table-cell>
          <table:table-cell table:formula="of:=[.B19]/((1+[.$D$1])^MIN([.A19];[.$D$2])*(1+[.$D$1]+[.$D$3])^MAX(0;[.A19]-[.$D$2]))" office:value-type="currency" office:currency="USD" office:value="0.41990930793241">
            <text:p>$0,42</text:p>
          </table:table-cell>
          <table:table-cell table:formula="of:=([.$B$3]-[.$B$4])/([.A19]^2/20+1)+[.$B$4]" office:value-type="percentage" office:value="0.0706878306878307">
            <text:p>7,07%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table:formula="of:=[.B19]*[.D20]+[.B19]" office:value-type="currency" office:currency="USD" office:value="2.95256748211755">
            <text:p>$2,95</text:p>
          </table:table-cell>
          <table:table-cell table:formula="of:=[.B20]/((1+[.$D$1])^MIN([.A20];[.$D$2])*(1+[.$D$1]+[.$D$3])^MAX(0;[.A20]-[.$D$2]))" office:value-type="currency" office:currency="USD" office:value="0.387493316129678">
            <text:p>$0,39</text:p>
          </table:table-cell>
          <table:table-cell table:formula="of:=([.$B$3]-[.$B$4])/([.A20]^2/20+1)+[.$B$4]" office:value-type="percentage" office:value="0.0668518518518519">
            <text:p>6,69%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D21]+[.B20]" office:value-type="currency" office:currency="USD" office:value="3.14056769730544">
            <text:p>$3,14</text:p>
          </table:table-cell>
          <table:table-cell table:formula="of:=[.B21]/((1+[.$D$1])^MIN([.A21];[.$D$2])*(1+[.$D$1]+[.$D$3])^MAX(0;[.A21]-[.$D$2]))" office:value-type="currency" office:currency="USD" office:value="0.356514453708348">
            <text:p>$0,36</text:p>
          </table:table-cell>
          <table:table-cell table:formula="of:=([.$B$3]-[.$B$4])/([.A21]^2/20+1)+[.$B$4]" office:value-type="percentage" office:value="0.0636734693877551">
            <text:p>6,37%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D22]+[.B21]" office:value-type="currency" office:currency="USD" office:value="3.33218784231494">
            <text:p>$3,33</text:p>
          </table:table-cell>
          <table:table-cell table:formula="of:=[.B22]/((1+[.$D$1])^MIN([.A22];[.$D$2])*(1+[.$D$1]+[.$D$3])^MAX(0;[.A22]-[.$D$2]))" office:value-type="currency" office:currency="USD" office:value="0.327192286359915">
            <text:p>$0,33</text:p>
          </table:table-cell>
          <table:table-cell table:formula="of:=([.$B$3]-[.$B$4])/([.A22]^2/20+1)+[.$B$4]" office:value-type="percentage" office:value="0.0610144927536232">
            <text:p>6,10%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D23]+[.B22]" office:value-type="currency" office:currency="USD" office:value="3.52802127667235">
            <text:p>$3,53</text:p>
          </table:table-cell>
          <table:table-cell table:formula="of:=[.B23]/((1+[.$D$1])^MIN([.A23];[.$D$2])*(1+[.$D$1]+[.$D$3])^MAX(0;[.A23]-[.$D$2]))" office:value-type="currency" office:currency="USD" office:value="0.29964661460991">
            <text:p>$0,30</text:p>
          </table:table-cell>
          <table:table-cell table:formula="of:=([.$B$3]-[.$B$4])/([.A23]^2/20+1)+[.$B$4]" office:value-type="percentage" office:value="0.0587702265372168">
            <text:p>5,88%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D24]+[.B23]" office:value-type="currency" office:currency="USD" office:value="3.72862620740407">
            <text:p>$3,73</text:p>
          </table:table-cell>
          <table:table-cell table:formula="of:=[.B24]/((1+[.$D$1])^MIN([.A24];[.$D$2])*(1+[.$D$1]+[.$D$3])^MAX(0;[.A24]-[.$D$2]))" office:value-type="currency" office:currency="USD" office:value="0.273924972309617">
            <text:p>$0,27</text:p>
          </table:table-cell>
          <table:table-cell table:formula="of:=([.$B$3]-[.$B$4])/([.A24]^2/20+1)+[.$B$4]" office:value-type="percentage" office:value="0.0568604651162791">
            <text:p>5,69%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D25]+[.B24]" office:value-type="currency" office:currency="USD" office:value="3.93453249455311">
            <text:p>$3,93</text:p>
          </table:table-cell>
          <table:table-cell table:formula="of:=[.B25]/((1+[.$D$1])^MIN([.A25];[.$D$2])*(1+[.$D$1]+[.$D$3])^MAX(0;[.A25]-[.$D$2]))" office:value-type="currency" office:currency="USD" office:value="0.250023317755479">
            <text:p>$0,25</text:p>
          </table:table-cell>
          <table:table-cell table:formula="of:=([.$B$3]-[.$B$4])/([.A25]^2/20+1)+[.$B$4]" office:value-type="percentage" office:value="0.0552230971128609">
            <text:p>5,52%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D26]+[.B25]" office:value-type="currency" office:currency="USD" office:value="4.14624781449811">
            <text:p>$4,15</text:p>
          </table:table-cell>
          <table:table-cell table:formula="of:=[.B26]/((1+[.$D$1])^MIN([.A26];[.$D$2])*(1+[.$D$1]+[.$D$3])^MAX(0;[.A26]-[.$D$2]))" office:value-type="currency" office:currency="USD" office:value="0.227901525322358">
            <text:p>$0,23</text:p>
          </table:table-cell>
          <table:table-cell table:formula="of:=([.$B$3]-[.$B$4])/([.A26]^2/20+1)+[.$B$4]" office:value-type="percentage" office:value="0.0538095238095238">
            <text:p>5,38%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USD" office:value="46.5061952858075">
            <text:p>$46,51</text:p>
          </table:table-cell>
          <table:table-cell table:formula="of:=SUM([.C7:.C26])" office:value-type="currency" office:currency="USD" office:value="9.3019456988768">
            <text:p>$9,30</text:p>
          </table:table-cell>
          <table:table-cell table:number-columns-repeated="5"/>
        </table:table-row>
        <table:table-row table:style-name="ro2">
          <table:table-cell office:value-type="string">
            <text:p>Terminalwert</text:p>
          </table:table-cell>
          <table:table-cell table:formula="of:=[.B1]" office:value-type="currency" office:currency="USD" office:value="216.5">
            <text:p>$216,50</text:p>
          </table:table-cell>
          <table:table-cell table:formula="of:=[.B28]/(1+[.D1]+IF([.A26]&gt;[.D2];[.D3];0))^[.A26]" office:value-type="currency" office:currency="USD" office:value="11.9000798890413">
            <text:p>$11,90</text:p>
          </table:table-cell>
          <table:table-cell table:number-columns-repeated="5"/>
        </table:table-row>
        <table:table-row table:style-name="ro2">
          <table:table-cell office:value-type="string">
            <text:p>Terminalmult</text:p>
          </table:table-cell>
          <table:table-cell table:style-name="Default"/>
          <table:table-cell table:formula="of:=[.B26]*[.D4]/(1+[.D1]+IF([.A26]&gt;[.D2];[.D3];0))^[.A26]" office:value-type="currency" office:currency="USD" office:value="4.10222745580245">
            <text:p>$4,10</text:p>
          </table:table-cell>
          <table:table-cell table:number-columns-repeated="5"/>
        </table:table-row>
      </table:table>
      <table:table table:name="Modell2" table:style-name="ta1" table:print="false">
        <table:table-column table:style-name="co3" table:default-cell-style-name="Default"/>
        <table:table-column table:style-name="co6" table:default-cell-style-name="ce4"/>
        <table:table-column table:style-name="co3" table:default-cell-style-name="ce4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EUR" office:value="1943.5">
            <text:p>1.943,50 €</text:p>
          </table:table-cell>
          <table:table-cell table:style-name="Default" office:value-type="string">
            <text:p>Diskontsatz</text:p>
          </table:table-cell>
          <table:table-cell table:style-name="ce2" table:formula="of:=[.H17]" office:value-type="percentage" office:value="0.0904">
            <text:p>9,04%</text:p>
          </table:table-cell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EUR" office:value="15.2">
            <text:p>15,20 €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1">
          <table:table-cell office:value-type="string">
            <text:p>Steigerung</text:p>
          </table:table-cell>
          <table:table-cell table:style-name="ce2" office:value-type="percentage" office:value="0.37">
            <text:p>37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office:value-type="string">
            <text:p>Terminal</text:p>
          </table:table-cell>
          <table:table-cell table:style-name="ce4" table:formula="of:=[.C28]+[.C27]" office:value-type="currency" office:currency="EUR" office:value="1004.9233174031">
            <text:p>1.004,92 €</text:p>
          </table:table-cell>
          <table:table-cell office:value-type="string">
            <text:p>Terminalmult</text:p>
          </table:table-cell>
          <table:table-cell table:style-name="ce4" table:formula="of:=[.C27]+[.C29]" office:value-type="currency" office:currency="EUR" office:value="1211.06504260284">
            <text:p>1.211,07 €</text:p>
          </table:table-cell>
        </table:table-row>
        <table:table-row table:style-name="ro1">
          <table:table-cell office:value-type="string">
            <text:p>Basis</text:p>
          </table:table-cell>
          <table:table-cell table:style-name="ce2" office:value-type="percentage" office:value="0.04">
            <text:p>4,00%</text:p>
          </table:table-cell>
          <table:table-cell table:style-name="ce2" office:value-type="string">
            <text:p>Multipel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style-name="ce2"/>
          <table:table-cell table:number-columns-repeated="2"/>
          <table:table-cell table:style-name="ce2"/>
          <table:table-cell table:number-columns-repeated="2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Steigerung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[.B2]*(1+[.D7])" office:value-type="currency" office:currency="EUR" office:value="20.824">
            <text:p>20,82 €</text:p>
          </table:table-cell>
          <table:table-cell table:formula="of:=[.B7]/((1+[.$D$1])^MIN([.A7];[.$D$2])*(1+[.$D$1]+[.$D$3])^MAX(0;[.A7]-[.$D$2]))" office:value-type="currency" office:currency="EUR" office:value="19.0975788701394">
            <text:p>19,10 €</text:p>
          </table:table-cell>
          <table:table-cell table:formula="of:=[.B3]" office:value-type="percentage" office:value="0.37">
            <text:p>37,00%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D8]+[.B7]" office:value-type="currency" office:currency="EUR" office:value="27.38356">
            <text:p>27,38 €</text:p>
          </table:table-cell>
          <table:table-cell table:formula="of:=[.B8]/((1+[.$D$1])^MIN([.A8];[.$D$2])*(1+[.$D$1]+[.$D$3])^MAX(0;[.A8]-[.$D$2]))" office:value-type="currency" office:currency="EUR" office:value="23.0312877973526">
            <text:p>23,03 €</text:p>
          </table:table-cell>
          <table:table-cell table:formula="of:=([.$B$3]-[.$B$4])/([.A8]^2/20+1)+[.$B$4]" office:value-type="percentage" office:value="0.315">
            <text:p>31,50%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8]*[.D9]+[.B8]" office:value-type="currency" office:currency="EUR" office:value="34.7110229517241">
            <text:p>34,71 €</text:p>
          </table:table-cell>
          <table:table-cell table:formula="of:=[.B9]/((1+[.$D$1])^MIN([.A9];[.$D$2])*(1+[.$D$1]+[.$D$3])^MAX(0;[.A9]-[.$D$2]))" office:value-type="currency" office:currency="EUR" office:value="26.7737919469819">
            <text:p>26,77 €</text:p>
          </table:table-cell>
          <table:table-cell table:formula="of:=([.$B$3]-[.$B$4])/([.A9]^2/20+1)+[.$B$4]" office:value-type="percentage" office:value="0.267586206896552">
            <text:p>26,76%</text:p>
          </table:table-cell>
          <table:table-cell/>
          <table:table-cell office:value-type="string">
            <text:p>Beta</text:p>
          </table:table-cell>
          <table:table-cell office:value-type="float" office:value="1.04">
            <text:p>1,04</text:p>
          </table:table-cell>
          <table:table-cell table:style-name="ce2" table:formula="of:=[.G9]/100" office:value-type="percentage" office:value="0.0104">
            <text:p>1,04%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9]*[.D10]+[.B9]" office:value-type="currency" office:currency="EUR" office:value="42.4631514109425">
            <text:p>42,46 €</text:p>
          </table:table-cell>
          <table:table-cell table:formula="of:=[.B10]/((1+[.$D$1])^MIN([.A10];[.$D$2])*(1+[.$D$1]+[.$D$3])^MAX(0;[.A10]-[.$D$2]))" office:value-type="currency" office:currency="EUR" office:value="30.0378504663193">
            <text:p>30,04 €</text:p>
          </table:table-cell>
          <table:table-cell table:formula="of:=([.$B$3]-[.$B$4])/([.A10]^2/20+1)+[.$B$4]" office:value-type="percentage" office:value="0.223333333333333">
            <text:p>22,33%</text:p>
          </table:table-cell>
          <table:table-cell/>
          <table:table-cell office:value-type="string">
            <text:p>Zinslast</text:p>
          </table:table-cell>
          <table:table-cell office:value-type="float" office:value="0.01">
            <text:p>0,01</text:p>
          </table:table-cell>
          <table:table-cell table:style-name="ce2" table:formula="of:=IF([.G10]&lt;0.05;0;IF([.G10]&lt;0.1;0.005;IF([.G10]&lt;0.25;0.01;IF([.G10]&lt;0.5;0.02;IF([.G10]&lt;1;0.03;0.05)))))" office:value-type="percentage" office:value="0">
            <text:p>0,00%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0]*[.D11]+[.B10]" office:value-type="currency" office:currency="EUR" office:value="50.3896063409851">
            <text:p>50,39 €</text:p>
          </table:table-cell>
          <table:table-cell table:formula="of:=[.B11]/((1+[.$D$1])^MIN([.A11];[.$D$2])*(1+[.$D$1]+[.$D$3])^MAX(0;[.A11]-[.$D$2]))" office:value-type="currency" office:currency="EUR" office:value="32.6897614514846">
            <text:p>32,69 €</text:p>
          </table:table-cell>
          <table:table-cell table:formula="of:=([.$B$3]-[.$B$4])/([.A11]^2/20+1)+[.$B$4]" office:value-type="percentage" office:value="0.186666666666667">
            <text:p>18,67%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0">
            <text:p>0</text:p>
          </table:table-cell>
          <table:table-cell table:style-name="ce2" table:formula="of:=IF([.G11]&lt;0.5;0;IF([.G11]&lt;3;0.005;IF([.G11]&lt;7;0.01;0.02)))" office:value-type="percentage" office:value="0">
            <text:p>0,00%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1]*[.D12]+[.B11]" office:value-type="currency" office:currency="EUR" office:value="58.3439656276692">
            <text:p>58,34 €</text:p>
          </table:table-cell>
          <table:table-cell table:formula="of:=[.B12]/((1+[.$D$1])^MIN([.A12];[.$D$2])*(1+[.$D$1]+[.$D$3])^MAX(0;[.A12]-[.$D$2]))" office:value-type="currency" office:currency="EUR" office:value="34.7120999586368">
            <text:p>34,71 €</text:p>
          </table:table-cell>
          <table:table-cell table:formula="of:=([.$B$3]-[.$B$4])/([.A12]^2/20+1)+[.$B$4]" office:value-type="percentage" office:value="0.157857142857143">
            <text:p>15,79%</text:p>
          </table:table-cell>
          <table:table-cell/>
          <table:table-cell office:value-type="string">
            <text:p>OperatingMargin</text:p>
          </table:table-cell>
          <table:table-cell office:value-type="float" office:value="0.087">
            <text:p>0,087</text:p>
          </table:table-cell>
          <table:table-cell table:style-name="ce2" table:formula="of:=IF([.G12]&gt;0.05;0;IF([.G12]&gt;0.02;0.005;IF([.G12]&gt;0;0.01;0.03)))" office:value-type="percentage" office:value="0">
            <text:p>0,0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D13]+[.B12]" office:value-type="currency" office:currency="EUR" office:value="66.2584513997704">
            <text:p>66,26 €</text:p>
          </table:table-cell>
          <table:table-cell table:formula="of:=[.B13]/((1+[.$D$1])^MIN([.A13];[.$D$2])*(1+[.$D$1]+[.$D$3])^MAX(0;[.A13]-[.$D$2]))" office:value-type="currency" office:currency="EUR" office:value="36.1526703770293">
            <text:p>36,15 €</text:p>
          </table:table-cell>
          <table:table-cell table:formula="of:=([.$B$3]-[.$B$4])/([.A13]^2/20+1)+[.$B$4]" office:value-type="percentage" office:value="0.135652173913043">
            <text:p>13,57%</text:p>
          </table:table-cell>
          <table:table-cell/>
          <table:table-cell office:value-type="string">
            <text:p>Kapitalerhöhung</text:p>
          </table:table-cell>
          <table:table-cell office:value-type="float" office:value="1">
            <text:p>1</text:p>
          </table:table-cell>
          <table:table-cell table:style-name="ce2" table:formula="of:=IF([.G13]=1;0.02;0)" office:value-type="percentage" office:value="0.02">
            <text:p>2,0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D14]+[.B13]" office:value-type="currency" office:currency="EUR" office:value="74.1148106371718">
            <text:p>74,11 €</text:p>
          </table:table-cell>
          <table:table-cell table:formula="of:=[.B14]/((1+[.$D$1])^MIN([.A14];[.$D$2])*(1+[.$D$1]+[.$D$3])^MAX(0;[.A14]-[.$D$2]))" office:value-type="currency" office:currency="EUR" office:value="37.0867059338826">
            <text:p>37,09 €</text:p>
          </table:table-cell>
          <table:table-cell table:formula="of:=([.$B$3]-[.$B$4])/([.A14]^2/20+1)+[.$B$4]" office:value-type="percentage" office:value="0.118571428571429">
            <text:p>11,86%</text:p>
          </table:table-cell>
          <table:table-cell/>
          <table:table-cell office:value-type="string">
            <text:p>Wachstum 3Y</text:p>
          </table:table-cell>
          <table:table-cell office:value-type="float" office:value="2">
            <text:p>2</text:p>
          </table:table-cell>
          <table:table-cell table:style-name="ce2" table:formula="of:=IF([.G14]&gt;0.1;0;IF([.G14]&gt;0;0.005;0.1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D15]+[.B14]" office:value-type="currency" office:currency="EUR" office:value="81.9225491042956">
            <text:p>81,92 €</text:p>
          </table:table-cell>
          <table:table-cell table:formula="of:=[.B15]/((1+[.$D$1])^MIN([.A15];[.$D$2])*(1+[.$D$1]+[.$D$3])^MAX(0;[.A15]-[.$D$2]))" office:value-type="currency" office:currency="EUR" office:value="37.5950677602066">
            <text:p>37,60 €</text:p>
          </table:table-cell>
          <table:table-cell table:formula="of:=([.$B$3]-[.$B$4])/([.A15]^2/20+1)+[.$B$4]" office:value-type="percentage" office:value="0.105346534653465">
            <text:p>10,53%</text:p>
          </table:table-cell>
          <table:table-cell/>
          <table:table-cell office:value-type="string">
            <text:p>Dividendenkönig</text:p>
          </table:table-cell>
          <table:table-cell office:value-type="float" office:value="0">
            <text:p>0</text:p>
          </table:table-cell>
          <table:table-cell table:style-name="ce2" table:formula="of:=IF([.G15]=1;0;0.01)" office:value-type="percentage" office:value="0.01">
            <text:p>1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D16]+[.B15]" office:value-type="currency" office:currency="EUR" office:value="89.7051912692037">
            <text:p>89,71 €</text:p>
          </table:table-cell>
          <table:table-cell table:formula="of:=[.B16]/((1+[.$D$1])^MIN([.A16];[.$D$2])*(1+[.$D$1]+[.$D$3])^MAX(0;[.A16]-[.$D$2]))" office:value-type="currency" office:currency="EUR" office:value="37.7536676425406">
            <text:p>37,75 €</text:p>
          </table:table-cell>
          <table:table-cell table:formula="of:=([.$B$3]-[.$B$4])/([.A16]^2/20+1)+[.$B$4]" office:value-type="percentage" office:value="0.095">
            <text:p>9,50%</text:p>
          </table:table-cell>
          <table:table-cell/>
          <table:table-cell office:value-type="string">
            <text:p>Gewinn 3Y</text:p>
          </table:table-cell>
          <table:table-cell office:value-type="float" office:value="1">
            <text:p>1</text:p>
          </table:table-cell>
          <table:table-cell table:formula="of:=IF([.G16]=1;0;0.01)" office:value-type="float" office:value="0">
            <text:p>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D17]+[.B16]" office:value-type="currency" office:currency="EUR" office:value="97.4923653198069">
            <text:p>97,49 €</text:p>
          </table:table-cell>
          <table:table-cell table:formula="of:=[.B17]/((1+[.$D$1])^MIN([.A17];[.$D$2])*(1+[.$D$1]+[.$D$3])^MAX(0;[.A17]-[.$D$2]))" office:value-type="currency" office:currency="EUR" office:value="37.6293170411985">
            <text:p>37,63 €</text:p>
          </table:table-cell>
          <table:table-cell table:formula="of:=([.$B$3]-[.$B$4])/([.A17]^2/20+1)+[.$B$4]" office:value-type="percentage" office:value="0.0868085106382979">
            <text:p>8,68%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H8:.H16])" office:value-type="percentage" office:value="0.0904">
            <text:p>9,04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D18]+[.B17]" office:value-type="currency" office:currency="EUR" office:value="105.315533171079">
            <text:p>105,32 €</text:p>
          </table:table-cell>
          <table:table-cell table:formula="of:=[.B18]/((1+[.$D$1])^MIN([.A18];[.$D$2])*(1+[.$D$1]+[.$D$3])^MAX(0;[.A18]-[.$D$2]))" office:value-type="currency" office:currency="EUR" office:value="37.2788337185432">
            <text:p>37,28 €</text:p>
          </table:table-cell>
          <table:table-cell table:formula="of:=([.$B$3]-[.$B$4])/([.A18]^2/20+1)+[.$B$4]" office:value-type="percentage" office:value="0.0802439024390244">
            <text:p>8,02%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table:formula="of:=[.B18]*[.D19]+[.B18]" office:value-type="currency" office:currency="EUR" office:value="113.205839783262">
            <text:p>113,21 €</text:p>
          </table:table-cell>
          <table:table-cell table:formula="of:=[.B19]/((1+[.$D$1])^MIN([.A19];[.$D$2])*(1+[.$D$1]+[.$D$3])^MAX(0;[.A19]-[.$D$2]))" office:value-type="currency" office:currency="EUR" office:value="36.7496217991904">
            <text:p>36,75 €</text:p>
          </table:table-cell>
          <table:table-cell table:formula="of:=([.$B$3]-[.$B$4])/([.A19]^2/20+1)+[.$B$4]" office:value-type="percentage" office:value="0.0749206349206349">
            <text:p>7,49%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table:formula="of:=[.B19]*[.D20]+[.B19]" office:value-type="currency" office:currency="EUR" office:value="121.193140701303">
            <text:p>121,19 €</text:p>
          </table:table-cell>
          <table:table-cell table:formula="of:=[.B20]/((1+[.$D$1])^MIN([.A20];[.$D$2])*(1+[.$D$1]+[.$D$3])^MAX(0;[.A20]-[.$D$2]))" office:value-type="currency" office:currency="EUR" office:value="36.0808068430749">
            <text:p>36,08 €</text:p>
          </table:table-cell>
          <table:table-cell table:formula="of:=([.$B$3]-[.$B$4])/([.A20]^2/20+1)+[.$B$4]" office:value-type="percentage" office:value="0.0705555555555556">
            <text:p>7,06%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D21]+[.B20]" office:value-type="currency" office:currency="EUR" office:value="129.305661140084">
            <text:p>129,31 €</text:p>
          </table:table-cell>
          <table:table-cell table:formula="of:=[.B21]/((1+[.$D$1])^MIN([.A21];[.$D$2])*(1+[.$D$1]+[.$D$3])^MAX(0;[.A21]-[.$D$2]))" office:value-type="currency" office:currency="EUR" office:value="35.3044863101344">
            <text:p>35,30 €</text:p>
          </table:table-cell>
          <table:table-cell table:formula="of:=([.$B$3]-[.$B$4])/([.A21]^2/20+1)+[.$B$4]" office:value-type="percentage" office:value="0.0669387755102041">
            <text:p>6,69%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D22]+[.B21]" office:value-type="currency" office:currency="EUR" office:value="137.569979482516">
            <text:p>137,57 €</text:p>
          </table:table-cell>
          <table:table-cell table:formula="of:=[.B22]/((1+[.$D$1])^MIN([.A22];[.$D$2])*(1+[.$D$1]+[.$D$3])^MAX(0;[.A22]-[.$D$2]))" office:value-type="currency" office:currency="EUR" office:value="34.4469034103555">
            <text:p>34,45 €</text:p>
          </table:table-cell>
          <table:table-cell table:formula="of:=([.$B$3]-[.$B$4])/([.A22]^2/20+1)+[.$B$4]" office:value-type="percentage" office:value="0.0639130434782609">
            <text:p>6,39%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D23]+[.B22]" office:value-type="currency" office:currency="EUR" office:value="146.011166573093">
            <text:p>146,01 €</text:p>
          </table:table-cell>
          <table:table-cell table:formula="of:=[.B23]/((1+[.$D$1])^MIN([.A23];[.$D$2])*(1+[.$D$1]+[.$D$3])^MAX(0;[.A23]-[.$D$2]))" office:value-type="currency" office:currency="EUR" office:value="33.5294741826288">
            <text:p>33,53 €</text:p>
          </table:table-cell>
          <table:table-cell table:formula="of:=([.$B$3]-[.$B$4])/([.A23]^2/20+1)+[.$B$4]" office:value-type="percentage" office:value="0.0613592233009709">
            <text:p>6,14%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D24]+[.B23]" office:value-type="currency" office:currency="EUR" office:value="154.652990269105">
            <text:p>154,65 €</text:p>
          </table:table-cell>
          <table:table-cell table:formula="of:=[.B24]/((1+[.$D$1])^MIN([.A24];[.$D$2])*(1+[.$D$1]+[.$D$3])^MAX(0;[.A24]-[.$D$2]))" office:value-type="currency" office:currency="EUR" office:value="32.5696544397582">
            <text:p>32,57 €</text:p>
          </table:table-cell>
          <table:table-cell table:formula="of:=([.$B$3]-[.$B$4])/([.A24]^2/20+1)+[.$B$4]" office:value-type="percentage" office:value="0.0591860465116279">
            <text:p>5,92%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D25]+[.B24]" office:value-type="currency" office:currency="EUR" office:value="163.51813805776">
            <text:p>163,52 €</text:p>
          </table:table-cell>
          <table:table-cell table:formula="of:=[.B25]/((1+[.$D$1])^MIN([.A25];[.$D$2])*(1+[.$D$1]+[.$D$3])^MAX(0;[.A25]-[.$D$2]))" office:value-type="currency" office:currency="EUR" office:value="31.5816575162097">
            <text:p>31,58 €</text:p>
          </table:table-cell>
          <table:table-cell table:formula="of:=([.$B$3]-[.$B$4])/([.A25]^2/20+1)+[.$B$4]" office:value-type="percentage" office:value="0.0573228346456693">
            <text:p>5,73%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D26]+[.B25]" office:value-type="currency" office:currency="EUR" office:value="172.628434320978">
            <text:p>172,63 €</text:p>
          </table:table-cell>
          <table:table-cell table:formula="of:=[.B26]/((1+[.$D$1])^MIN([.A26];[.$D$2])*(1+[.$D$1]+[.$D$3])^MAX(0;[.A26]-[.$D$2]))" office:value-type="currency" office:currency="EUR" office:value="30.5770423756406">
            <text:p>30,58 €</text:p>
          </table:table-cell>
          <table:table-cell table:formula="of:=([.$B$3]-[.$B$4])/([.A26]^2/20+1)+[.$B$4]" office:value-type="percentage" office:value="0.0557142857142857">
            <text:p>5,57%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EUR" office:value="1887.00955756075">
            <text:p>1.887,01 €</text:p>
          </table:table-cell>
          <table:table-cell table:formula="of:=SUM([.C7:.C26])" office:value-type="currency" office:currency="EUR" office:value="660.678279841308">
            <text:p>660,68 €</text:p>
          </table:table-cell>
          <table:table-cell table:number-columns-repeated="5"/>
        </table:table-row>
        <table:table-row table:style-name="ro1">
          <table:table-cell office:value-type="string">
            <text:p>Terminalwert</text:p>
          </table:table-cell>
          <table:table-cell table:formula="of:=[.B1]" office:value-type="currency" office:currency="EUR" office:value="1943.5">
            <text:p>1.943,50 €</text:p>
          </table:table-cell>
          <table:table-cell table:formula="of:=[.B28]/(1+[.D1]+IF([.A26]&gt;[.D2];[.D3];0))^[.A26]" office:value-type="currency" office:currency="EUR" office:value="344.245037561788">
            <text:p>344,25 €</text:p>
          </table:table-cell>
          <table:table-cell table:number-columns-repeated="5"/>
        </table:table-row>
        <table:table-row table:style-name="ro1">
          <table:table-cell office:value-type="string">
            <text:p>Terminalmult</text:p>
          </table:table-cell>
          <table:table-cell/>
          <table:table-cell table:formula="of:=[.B26]*[.D4]/(1+[.D1]+IF([.A26]&gt;[.D2];[.D3];0))^[.A26]" office:value-type="currency" office:currency="EUR" office:value="550.386762761531">
            <text:p>550,39 €</text:p>
          </table:table-cell>
          <table:table-cell table:number-columns-repeated="5"/>
        </table:table-row>
      </table:table>
      <table:table table:name="Dividende" table:style-name="ta1" table:print="false">
        <table:table-column table:style-name="co3" table:default-cell-style-name="Default"/>
        <table:table-column table:style-name="co3" table:number-columns-repeated="2" table:default-cell-style-name="ce1"/>
        <table:table-column table:style-name="co3" table:number-columns-repeated="3" table:default-cell-style-name="Default"/>
        <table:table-row table:style-name="ro1"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Default" office:value-type="string">
            <text:p>Dividende</text:p>
          </table:table-cell>
          <table:table-cell office:value-type="currency" office:currency="USD" office:value="1.64">
            <text:p>$1,64</text:p>
          </table:table-cell>
          <table:table-cell/>
          <table:table-cell office:value-type="string">
            <text:p>Ewig</text:p>
          </table:table-cell>
          <table:table-cell table:style-name="ce1" table:formula="of:=[.C2]*(1/(1-(1/(1+[.F3]))/(1/(1+[.C3])))-1)" office:value-type="currency" office:currency="USD" office:value="67.5679999999999">
            <text:p>$67,57</text:p>
          </table:table-cell>
        </table:table-row>
        <table:table-row table:style-name="ro1">
          <table:table-cell/>
          <table:table-cell table:style-name="Default" office:value-type="string">
            <text:p>Steigerung</text:p>
          </table:table-cell>
          <table:table-cell table:style-name="ce2" office:value-type="percentage" office:value="0.03">
            <text:p>3,00%</text:p>
          </table:table-cell>
          <table:table-cell/>
          <table:table-cell office:value-type="string">
            <text:p>Diskontsatz</text:p>
          </table:table-cell>
          <table:table-cell table:style-name="ce2" office:value-type="percentage" office:value="0.055">
            <text:p>5,50%</text:p>
          </table:table-cell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table:formula="of:=[.C2]" office:value-type="currency" office:currency="USD" office:value="1.64">
            <text:p>$1,64</text:p>
          </table:table-cell>
          <table:table-cell table:formula="of:=[.B5]/(1+[.$F$3])^[.A5]" office:value-type="currency" office:currency="USD" office:value="1.55450236966825">
            <text:p>$1,55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table:formula="of:=[.B5]*[.$C$3]+[.B5]" office:value-type="currency" office:currency="USD" office:value="1.6892">
            <text:p>$1,69</text:p>
          </table:table-cell>
          <table:table-cell table:formula="of:=[.B6]/(1+[.$F$3])^[.A6]" office:value-type="currency" office:currency="USD" office:value="1.51766582062398">
            <text:p>$1,52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table:formula="of:=[.B6]*[.$C$3]+[.B6]" office:value-type="currency" office:currency="USD" office:value="1.739876">
            <text:p>$1,74</text:p>
          </table:table-cell>
          <table:table-cell table:formula="of:=[.B7]/(1+[.$F$3])^[.A7]" office:value-type="currency" office:currency="USD" office:value="1.48170217558549">
            <text:p>$1,48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table:formula="of:=[.B7]*[.$C$3]+[.B7]" office:value-type="currency" office:currency="USD" office:value="1.79207228">
            <text:p>$1,79</text:p>
          </table:table-cell>
          <table:table-cell table:formula="of:=[.B8]/(1+[.$F$3])^[.A8]" office:value-type="currency" office:currency="USD" office:value="1.44659074962375">
            <text:p>$1,45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table:formula="of:=[.B8]*[.$C$3]+[.B8]" office:value-type="currency" office:currency="USD" office:value="1.8458344484">
            <text:p>$1,85</text:p>
          </table:table-cell>
          <table:table-cell table:formula="of:=[.B9]/(1+[.$F$3])^[.A9]" office:value-type="currency" office:currency="USD" office:value="1.4123113479739">
            <text:p>$1,41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table:formula="of:=[.B9]*[.$C$3]+[.B9]" office:value-type="currency" office:currency="USD" office:value="1.901209481852">
            <text:p>$1,90</text:p>
          </table:table-cell>
          <table:table-cell table:formula="of:=[.B10]/(1+[.$F$3])^[.A10]" office:value-type="currency" office:currency="USD" office:value="1.37884425442002">
            <text:p>$1,38</text:p>
          </table:table-cell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table:formula="of:=[.B10]*[.$C$3]+[.B10]" office:value-type="currency" office:currency="USD" office:value="1.95824576630756">
            <text:p>$1,96</text:p>
          </table:table-cell>
          <table:table-cell table:formula="of:=[.B11]/(1+[.$F$3])^[.A11]" office:value-type="currency" office:currency="USD" office:value="1.34617021995509">
            <text:p>$1,35</text:p>
          </table:table-cell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table:formula="of:=[.B11]*[.$C$3]+[.B11]" office:value-type="currency" office:currency="USD" office:value="2.01699313929679">
            <text:p>$2,02</text:p>
          </table:table-cell>
          <table:table-cell table:formula="of:=[.B12]/(1+[.$F$3])^[.A12]" office:value-type="currency" office:currency="USD" office:value="1.31427045170971">
            <text:p>$1,31</text:p>
          </table:table-cell>
          <table:table-cell table:number-columns-repeated="3"/>
        </table:table-row>
        <table:table-row table:style-name="ro1">
          <table:table-cell office:value-type="float" office:value="9">
            <text:p>9</text:p>
          </table:table-cell>
          <table:table-cell table:formula="of:=[.B12]*[.$C$3]+[.B12]" office:value-type="currency" office:currency="USD" office:value="2.07750293347569">
            <text:p>$2,08</text:p>
          </table:table-cell>
          <table:table-cell table:formula="of:=[.B13]/(1+[.$F$3])^[.A13]" office:value-type="currency" office:currency="USD" office:value="1.28312660214312">
            <text:p>$1,28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table:formula="of:=[.B13]*[.$C$3]+[.B13]" office:value-type="currency" office:currency="USD" office:value="2.13982802147996">
            <text:p>$2,14</text:p>
          </table:table-cell>
          <table:table-cell table:formula="of:=[.B14]/(1+[.$F$3])^[.A14]" office:value-type="currency" office:currency="USD" office:value="1.25272075849044">
            <text:p>$1,25</text:p>
          </table:table-cell>
          <table:table-cell table:number-columns-repeated="3"/>
        </table:table-row>
        <table:table-row table:style-name="ro1">
          <table:table-cell office:value-type="float" office:value="11">
            <text:p>11</text:p>
          </table:table-cell>
          <table:table-cell table:formula="of:=[.B14]*[.$C$3]+[.B14]" office:value-type="currency" office:currency="USD" office:value="2.20402286212436">
            <text:p>$2,20</text:p>
          </table:table-cell>
          <table:table-cell table:formula="of:=[.B15]/(1+[.$F$3])^[.A15]" office:value-type="currency" office:currency="USD" office:value="1.22303543245986">
            <text:p>$1,22</text:p>
          </table:table-cell>
          <table:table-cell table:number-columns-repeated="3"/>
        </table:table-row>
        <table:table-row table:style-name="ro1">
          <table:table-cell office:value-type="float" office:value="12">
            <text:p>12</text:p>
          </table:table-cell>
          <table:table-cell table:formula="of:=[.B15]*[.$C$3]+[.B15]" office:value-type="currency" office:currency="USD" office:value="2.27014354798809">
            <text:p>$2,27</text:p>
          </table:table-cell>
          <table:table-cell table:formula="of:=[.B16]/(1+[.$F$3])^[.A16]" office:value-type="currency" office:currency="USD" office:value="1.19405355017409">
            <text:p>$1,19</text:p>
          </table:table-cell>
          <table:table-cell table:number-columns-repeated="3"/>
        </table:table-row>
        <table:table-row table:style-name="ro1">
          <table:table-cell office:value-type="float" office:value="13">
            <text:p>13</text:p>
          </table:table-cell>
          <table:table-cell table:formula="of:=[.B16]*[.$C$3]+[.B16]" office:value-type="currency" office:currency="USD" office:value="2.33824785442773">
            <text:p>$2,34</text:p>
          </table:table-cell>
          <table:table-cell table:formula="of:=[.B17]/(1+[.$F$3])^[.A17]" office:value-type="currency" office:currency="USD" office:value="1.16575844235006">
            <text:p>$1,17</text:p>
          </table:table-cell>
          <table:table-cell table:number-columns-repeated="3"/>
        </table:table-row>
        <table:table-row table:style-name="ro1">
          <table:table-cell office:value-type="float" office:value="14">
            <text:p>14</text:p>
          </table:table-cell>
          <table:table-cell table:formula="of:=[.B17]*[.$C$3]+[.B17]" office:value-type="currency" office:currency="USD" office:value="2.40839529006056">
            <text:p>$2,41</text:p>
          </table:table-cell>
          <table:table-cell table:formula="of:=[.B18]/(1+[.$F$3])^[.A18]" office:value-type="currency" office:currency="USD" office:value="1.13813383471143">
            <text:p>$1,14</text:p>
          </table:table-cell>
          <table:table-cell table:number-columns-repeated="3"/>
        </table:table-row>
        <table:table-row table:style-name="ro1">
          <table:table-cell office:value-type="float" office:value="15">
            <text:p>15</text:p>
          </table:table-cell>
          <table:table-cell table:formula="of:=[.B18]*[.$C$3]+[.B18]" office:value-type="currency" office:currency="USD" office:value="2.48064714876238">
            <text:p>$2,48</text:p>
          </table:table-cell>
          <table:table-cell table:formula="of:=[.B19]/(1+[.$F$3])^[.A19]" office:value-type="currency" office:currency="USD" office:value="1.11116383862822">
            <text:p>$1,11</text:p>
          </table:table-cell>
          <table:table-cell table:number-columns-repeated="3"/>
        </table:table-row>
        <table:table-row table:style-name="ro1">
          <table:table-cell office:value-type="float" office:value="16">
            <text:p>16</text:p>
          </table:table-cell>
          <table:table-cell table:formula="of:=[.B19]*[.$C$3]+[.B19]" office:value-type="currency" office:currency="USD" office:value="2.55506656322525">
            <text:p>$2,56</text:p>
          </table:table-cell>
          <table:table-cell table:formula="of:=[.B20]/(1+[.$F$3])^[.A20]" office:value-type="currency" office:currency="USD" office:value="1.08483294197826">
            <text:p>$1,08</text:p>
          </table:table-cell>
          <table:table-cell table:number-columns-repeated="3"/>
        </table:table-row>
        <table:table-row table:style-name="ro1">
          <table:table-cell office:value-type="float" office:value="17">
            <text:p>17</text:p>
          </table:table-cell>
          <table:table-cell table:formula="of:=[.B20]*[.$C$3]+[.B20]" office:value-type="currency" office:currency="USD" office:value="2.63171856012201">
            <text:p>$2,63</text:p>
          </table:table-cell>
          <table:table-cell table:formula="of:=[.B21]/(1+[.$F$3])^[.A21]" office:value-type="currency" office:currency="USD" office:value="1.05912600022522">
            <text:p>$1,06</text:p>
          </table:table-cell>
          <table:table-cell table:number-columns-repeated="3"/>
        </table:table-row>
        <table:table-row table:style-name="ro1">
          <table:table-cell office:value-type="float" office:value="18">
            <text:p>18</text:p>
          </table:table-cell>
          <table:table-cell table:formula="of:=[.B21]*[.$C$3]+[.B21]" office:value-type="currency" office:currency="USD" office:value="2.71067011692567">
            <text:p>$2,71</text:p>
          </table:table-cell>
          <table:table-cell table:formula="of:=[.B22]/(1+[.$F$3])^[.A22]" office:value-type="currency" office:currency="USD" office:value="1.03402822770804">
            <text:p>$1,03</text:p>
          </table:table-cell>
          <table:table-cell table:number-columns-repeated="3"/>
        </table:table-row>
        <table:table-row table:style-name="ro1">
          <table:table-cell office:value-type="float" office:value="19">
            <text:p>19</text:p>
          </table:table-cell>
          <table:table-cell table:formula="of:=[.B22]*[.$C$3]+[.B22]" office:value-type="currency" office:currency="USD" office:value="2.79199022043344">
            <text:p>$2,79</text:p>
          </table:table-cell>
          <table:table-cell table:formula="of:=[.B23]/(1+[.$F$3])^[.A23]" office:value-type="currency" office:currency="USD" office:value="1.00952518913676">
            <text:p>$1,01</text:p>
          </table:table-cell>
          <table:table-cell table:number-columns-repeated="3"/>
        </table:table-row>
        <table:table-row table:style-name="ro1">
          <table:table-cell office:value-type="float" office:value="20">
            <text:p>20</text:p>
          </table:table-cell>
          <table:table-cell table:formula="of:=[.B23]*[.$C$3]+[.B23]" office:value-type="currency" office:currency="USD" office:value="2.87574992704644">
            <text:p>$2,88</text:p>
          </table:table-cell>
          <table:table-cell table:formula="of:=[.B24]/(1+[.$F$3])^[.A24]" office:value-type="currency" office:currency="USD" office:value="0.985602791289914">
            <text:p>$0,99</text:p>
          </table:table-cell>
          <table:table-cell table:number-columns-repeated="3"/>
        </table:table-row>
        <table:table-row table:style-name="ro1">
          <table:table-cell/>
          <table:table-cell table:formula="of:=SUM([.B5:.B24])" office:value-type="currency" office:currency="USD" office:value="44.067414161928">
            <text:p>$44,07</text:p>
          </table:table-cell>
          <table:table-cell table:formula="of:=SUM([.C5:.C24])" office:value-type="currency" office:currency="USD" office:value="24.9931649988556">
            <text:p>$24,99</text:p>
          </table:table-cell>
          <table:table-cell table:number-columns-repeated="3"/>
        </table:table-row>
      </table:table>
      <table:table table:name="Schnell" table:style-name="ta1" table:print="false">
        <table:table-column table:style-name="co7" table:default-cell-style-name="Default"/>
        <table:table-column table:style-name="co3" table:default-cell-style-name="ce5"/>
        <table:table-column table:style-name="co8" table:default-cell-style-name="ce10"/>
        <table:table-column table:style-name="co3" table:default-cell-style-name="ce5"/>
        <table:table-column table:style-name="co3" table:default-cell-style-name="ce13"/>
        <table:table-column table:style-name="co9" table:default-cell-style-name="ce11"/>
        <table:table-column table:style-name="co10" table:default-cell-style-name="ce13"/>
        <table:table-column table:style-name="co3" table:default-cell-style-name="ce16"/>
        <table:table-column table:style-name="co3" table:default-cell-style-name="ce12"/>
        <table:table-column table:style-name="co3" table:default-cell-style-name="ce16"/>
        <table:table-row table:style-name="ro1">
          <table:table-cell office:value-type="string">
            <text:p>Aktie</text:p>
          </table:table-cell>
          <table:table-cell table:style-name="Default" office:value-type="string">
            <text:p>Allianz</text:p>
          </table:table-cell>
          <table:table-cell table:style-name="Default" office:value-type="string">
            <text:p>Diskont</text:p>
          </table:table-cell>
          <table:table-cell table:style-name="Default" table:number-columns-repeated="2"/>
          <table:table-cell table:style-name="Default" office:value-type="string">
            <text:p>Fairer Preis</text:p>
          </table:table-cell>
          <table:table-cell table:style-name="Default" office:value-type="string">
            <text:p>Bereinigt</text:p>
          </table:table-cell>
          <table:table-cell table:style-name="Default" office:value-type="string">
            <text:p>Gewicht</text:p>
          </table:table-cell>
          <table:table-cell table:style-name="Default" table:number-columns-repeated="2"/>
        </table:table-row>
        <table:table-row table:style-name="ro1">
          <table:table-cell office:value-type="string">
            <text:p>Kurs</text:p>
          </table:table-cell>
          <table:table-cell table:style-name="ce4" office:value-type="currency" office:currency="EUR" office:value="209.85">
            <text:p>209,85 €</text:p>
          </table:table-cell>
          <table:table-cell table:style-name="ce7" office:value-type="string">
            <text:p>Niedrig</text:p>
          </table:table-cell>
          <table:table-cell table:style-name="ce10" office:value-type="percentage" office:value="0.07">
            <text:p>7,00%</text:p>
          </table:table-cell>
          <table:table-cell table:style-name="Default"/>
          <table:table-cell table:style-name="ce5" table:formula="of:=[.D20]+[.D19]" office:value-type="currency" office:currency="EUR" office:value="405.642923375414">
            <text:p>405,64 €</text:p>
          </table:table-cell>
          <table:table-cell table:style-name="ce5" table:formula="of:=[.F2]-[.B3]/[.B4]" office:value-type="currency" office:currency="EUR" office:value="393.38802141463">
            <text:p>393,39 €</text:p>
          </table:table-cell>
          <table:table-cell table:style-name="ce10" office:value-type="percentage" office:value="0.2">
            <text:p>20,00%</text:p>
          </table:table-cell>
          <table:table-cell table:style-name="Default" table:number-columns-repeated="2"/>
        </table:table-row>
        <table:table-row table:style-name="ro1">
          <table:table-cell office:value-type="string">
            <text:p>Nettoschulden</text:p>
          </table:table-cell>
          <table:table-cell table:style-name="Default" office:value-type="float" office:value="5">
            <text:p>5</text:p>
          </table:table-cell>
          <table:table-cell table:style-name="ce8" office:value-type="string">
            <text:p>Mittel</text:p>
          </table:table-cell>
          <table:table-cell table:style-name="ce11" office:value-type="percentage" office:value="0.085">
            <text:p>8,50%</text:p>
          </table:table-cell>
          <table:table-cell table:style-name="Default"/>
          <table:table-cell table:style-name="ce13" table:formula="of:=[.G19]+[.G20]" office:value-type="currency" office:currency="EUR" office:value="342.486266369765">
            <text:p>342,49 €</text:p>
          </table:table-cell>
          <table:table-cell table:formula="of:=[.F3]-[.B3]/[.B4]" office:value-type="currency" office:currency="EUR" office:value="330.23136440898">
            <text:p>330,23 €</text:p>
          </table:table-cell>
          <table:table-cell table:style-name="ce11" office:value-type="percentage" office:value="0.6">
            <text:p>60,00%</text:p>
          </table:table-cell>
          <table:table-cell table:style-name="ce4" table:formula="of:=[.H2]*[.G2]+[.H3]*[.G3]+[.G4]*[.H4]" office:value-type="currency" office:currency="EUR" office:value="327.98666086269">
            <text:p>327,99 €</text:p>
          </table:table-cell>
          <table:table-cell table:style-name="Default"/>
        </table:table-row>
        <table:table-row table:style-name="ro1">
          <table:table-cell office:value-type="string">
            <text:p>Aktien</text:p>
          </table:table-cell>
          <table:table-cell table:style-name="Default" office:value-type="float" office:value="0.408">
            <text:p>0,408</text:p>
          </table:table-cell>
          <table:table-cell table:style-name="ce9" office:value-type="string">
            <text:p>Hoch</text:p>
          </table:table-cell>
          <table:table-cell table:style-name="ce12" office:value-type="percentage" office:value="0.1">
            <text:p>10,00%</text:p>
          </table:table-cell>
          <table:table-cell table:style-name="Default"/>
          <table:table-cell table:style-name="ce14" table:formula="of:=[.J19]+[.J20]" office:value-type="currency" office:currency="EUR" office:value="268.106091632664">
            <text:p>268,11 €</text:p>
          </table:table-cell>
          <table:table-cell table:style-name="ce14" table:formula="of:=[.F4]-[.B3]/[.B4]" office:value-type="currency" office:currency="EUR" office:value="255.851189671879">
            <text:p>255,85 €</text:p>
          </table:table-cell>
          <table:table-cell table:style-name="ce15" office:value-type="percentage" office:value="0.2">
            <text:p>20,00%</text:p>
          </table:table-cell>
          <table:table-cell table:style-name="Default" table:number-columns-repeated="2"/>
        </table:table-row>
        <table:table-row table:style-name="ro1">
          <table:table-cell office:value-type="string">
            <text:p>EPS</text:p>
          </table:table-cell>
          <table:table-cell table:style-name="ce4" office:value-type="currency" office:currency="EUR" office:value="21.7">
            <text:p>21,70 €</text:p>
          </table:table-cell>
          <table:table-cell table:style-name="Default" office:value-type="string">
            <text:p>Terminal KGV</text:p>
          </table:table-cell>
          <table:table-cell table:style-name="Default" office:value-type="float" office:value="13">
            <text:p>13</text:p>
          </table:table-cell>
          <table:table-cell table:style-name="Default"/>
          <table:table-cell table:style-name="ce1"/>
          <table:table-cell table:style-name="Default"/>
          <table:table-cell table:style-name="ce4"/>
          <table:table-cell table:style-name="Default" table:number-columns-repeated="2"/>
        </table:table-row>
        <table:table-row table:style-name="ro1">
          <table:table-cell office:value-type="string">
            <text:p>S&amp;P Rating</text:p>
          </table:table-cell>
          <table:table-cell table:style-name="Default" office:value-type="string">
            <text:p>AA</text:p>
          </table:table-cell>
          <table:table-cell table:style-name="Default" table:number-columns-repeated="8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formula="of:=[.B5]/2" office:value-type="currency" office:currency="EUR" office:value="10.85">
            <text:p>10,85 €</text:p>
          </table:table-cell>
          <table:table-cell table:style-name="ce7"/>
          <table:table-cell table:formula="of:=[.B8]/(1+[.D2])^(1/4)" office:value-type="currency" office:currency="EUR" office:value="10.6680193256142">
            <text:p>10,67 €</text:p>
          </table:table-cell>
          <table:table-cell table:formula="of:=[.B5]/2" office:value-type="currency" office:currency="EUR" office:value="10.85">
            <text:p>10,85 €</text:p>
          </table:table-cell>
          <table:table-cell table:style-name="ce8"/>
          <table:table-cell table:formula="of:=[.E8]/(1+[.D3])^(1/4)" office:value-type="currency" office:currency="EUR" office:value="10.6309555830508">
            <text:p>10,63 €</text:p>
          </table:table-cell>
          <table:table-cell table:formula="of:=[.B5]/2" office:value-type="currency" office:currency="EUR" office:value="10.85">
            <text:p>10,85 €</text:p>
          </table:table-cell>
          <table:table-cell table:style-name="ce9"/>
          <table:table-cell table:formula="of:=[.H8]/(1+[.D4])^(1/4)" office:value-type="currency" office:currency="EUR" office:value="10.594526872988">
            <text:p>10,59 €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formula="of:=[.B5]*(1+[.C9])" office:value-type="currency" office:currency="EUR" office:value="22.568">
            <text:p>22,57 €</text:p>
          </table:table-cell>
          <table:table-cell office:value-type="percentage" office:value="0.04">
            <text:p>4,00%</text:p>
          </table:table-cell>
          <table:table-cell table:formula="of:=[.B9]/(1+[.$D$2])^[.A9]" office:value-type="currency" office:currency="EUR" office:value="21.0915887850467">
            <text:p>21,09 €</text:p>
          </table:table-cell>
          <table:table-cell table:formula="of:=[.B5]*(1+[.F9])" office:value-type="currency" office:currency="EUR" office:value="22.4595">
            <text:p>22,46 €</text:p>
          </table:table-cell>
          <table:table-cell office:value-type="percentage" office:value="0.035">
            <text:p>3,50%</text:p>
          </table:table-cell>
          <table:table-cell table:formula="of:=[.E9]/(1+[.$D$3])^[.A9]" office:value-type="currency" office:currency="EUR" office:value="20.7">
            <text:p>20,70 €</text:p>
          </table:table-cell>
          <table:table-cell table:formula="of:=[.B5]*(1+[.I9])" office:value-type="currency" office:currency="EUR" office:value="22.4595">
            <text:p>22,46 €</text:p>
          </table:table-cell>
          <table:table-cell office:value-type="percentage" office:value="0.035">
            <text:p>3,50%</text:p>
          </table:table-cell>
          <table:table-cell table:formula="of:=[.H9]/(1+[.$D$4])^[.A9]" office:value-type="currency" office:currency="EUR" office:value="20.4177272727273">
            <text:p>20,42 €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[.B9]*(1+[.C10])" office:value-type="currency" office:currency="EUR" office:value="23.6964">
            <text:p>23,70 €</text:p>
          </table:table-cell>
          <table:table-cell office:value-type="percentage" office:value="0.05">
            <text:p>5,00%</text:p>
          </table:table-cell>
          <table:table-cell table:formula="of:=[.B10]/(1+[.$D$2])^[.A10]" office:value-type="currency" office:currency="EUR" office:value="20.6973534806533">
            <text:p>20,70 €</text:p>
          </table:table-cell>
          <table:table-cell table:formula="of:=[.E9]*(1+[.F10])" office:value-type="currency" office:currency="EUR" office:value="23.4701775">
            <text:p>23,47 €</text:p>
          </table:table-cell>
          <table:table-cell office:value-type="percentage" office:value="0.045">
            <text:p>4,50%</text:p>
          </table:table-cell>
          <table:table-cell table:formula="of:=[.E10]/(1+[.$D$3])^[.A10]" office:value-type="currency" office:currency="EUR" office:value="19.936866359447">
            <text:p>19,94 €</text:p>
          </table:table-cell>
          <table:table-cell table:formula="of:=[.H9]*(1+[.I10])" office:value-type="currency" office:currency="EUR" office:value="23.4701775">
            <text:p>23,47 €</text:p>
          </table:table-cell>
          <table:table-cell office:value-type="percentage" office:value="0.045">
            <text:p>4,50%</text:p>
          </table:table-cell>
          <table:table-cell table:formula="of:=[.H10]/(1+[.$D$4])^[.A10]" office:value-type="currency" office:currency="EUR" office:value="19.3968409090909">
            <text:p>19,40 €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10]*(1+[.C11])" office:value-type="currency" office:currency="EUR" office:value="24.644256">
            <text:p>24,64 €</text:p>
          </table:table-cell>
          <table:table-cell office:value-type="percentage" office:value="0.04">
            <text:p>4,00%</text:p>
          </table:table-cell>
          <table:table-cell table:formula="of:=[.B11]/(1+[.$D$2])^[.A11]" office:value-type="currency" office:currency="EUR" office:value="20.1170538503546">
            <text:p>20,12 €</text:p>
          </table:table-cell>
          <table:table-cell table:formula="of:=[.E10]*(1+[.F11])" office:value-type="currency" office:currency="EUR" office:value="24.174282825">
            <text:p>24,17 €</text:p>
          </table:table-cell>
          <table:table-cell office:value-type="percentage" office:value="0.03">
            <text:p>3,00%</text:p>
          </table:table-cell>
          <table:table-cell table:formula="of:=[.E11]/(1+[.$D$3])^[.A11]" office:value-type="currency" office:currency="EUR" office:value="18.9262417974474">
            <text:p>18,93 €</text:p>
          </table:table-cell>
          <table:table-cell table:formula="of:=[.H10]*(1+[.I11])" office:value-type="currency" office:currency="EUR" office:value="24.174282825">
            <text:p>24,17 €</text:p>
          </table:table-cell>
          <table:table-cell office:value-type="percentage" office:value="0.03">
            <text:p>3,00%</text:p>
          </table:table-cell>
          <table:table-cell table:formula="of:=[.H11]/(1+[.$D$4])^[.A11]" office:value-type="currency" office:currency="EUR" office:value="18.1624964876033">
            <text:p>18,16 €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11]*(1+[.C12])" office:value-type="currency" office:currency="EUR" office:value="25.63002624">
            <text:p>25,63 €</text:p>
          </table:table-cell>
          <table:table-cell office:value-type="percentage" office:value="0.04">
            <text:p>4,00%</text:p>
          </table:table-cell>
          <table:table-cell table:formula="of:=[.B12]/(1+[.$D$2])^[.A12]" office:value-type="currency" office:currency="EUR" office:value="19.5530243031484">
            <text:p>19,55 €</text:p>
          </table:table-cell>
          <table:table-cell table:formula="of:=[.E11]*(1+[.F12])" office:value-type="currency" office:currency="EUR" office:value="24.89951130975">
            <text:p>24,90 €</text:p>
          </table:table-cell>
          <table:table-cell office:value-type="percentage" office:value="0.03">
            <text:p>3,00%</text:p>
          </table:table-cell>
          <table:table-cell table:formula="of:=[.E12]/(1+[.$D$3])^[.A12]" office:value-type="currency" office:currency="EUR" office:value="17.9668470519547">
            <text:p>17,97 €</text:p>
          </table:table-cell>
          <table:table-cell table:formula="of:=[.H11]*(1+[.I12])" office:value-type="currency" office:currency="EUR" office:value="24.89951130975">
            <text:p>24,90 €</text:p>
          </table:table-cell>
          <table:table-cell office:value-type="percentage" office:value="0.03">
            <text:p>3,00%</text:p>
          </table:table-cell>
          <table:table-cell table:formula="of:=[.H12]/(1+[.$D$4])^[.A12]" office:value-type="currency" office:currency="EUR" office:value="17.006701256574">
            <text:p>17,01 €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2]*(1+[.C13])" office:value-type="currency" office:currency="EUR" office:value="26.6552272896">
            <text:p>26,66 €</text:p>
          </table:table-cell>
          <table:table-cell office:value-type="percentage" office:value="0.04">
            <text:p>4,00%</text:p>
          </table:table-cell>
          <table:table-cell table:formula="of:=[.B13]/(1+[.$D$2])^[.A13]" office:value-type="currency" office:currency="EUR" office:value="19.0048086684807">
            <text:p>19,00 €</text:p>
          </table:table-cell>
          <table:table-cell table:formula="of:=[.E12]*(1+[.F13])" office:value-type="currency" office:currency="EUR" office:value="25.6464966490425">
            <text:p>25,65 €</text:p>
          </table:table-cell>
          <table:table-cell office:value-type="percentage" office:value="0.03">
            <text:p>3,00%</text:p>
          </table:table-cell>
          <table:table-cell table:formula="of:=[.E13]/(1+[.$D$3])^[.A13]" office:value-type="currency" office:currency="EUR" office:value="17.0560852198279">
            <text:p>17,06 €</text:p>
          </table:table-cell>
          <table:table-cell table:formula="of:=[.H12]*(1+[.I13])" office:value-type="currency" office:currency="EUR" office:value="25.397501535945">
            <text:p>25,40 €</text:p>
          </table:table-cell>
          <table:table-cell office:value-type="percentage" office:value="0.02">
            <text:p>2,00%</text:p>
          </table:table-cell>
          <table:table-cell table:formula="of:=[.H13]/(1+[.$D$4])^[.A13]" office:value-type="currency" office:currency="EUR" office:value="15.7698502560959">
            <text:p>15,77 €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3]*(1+[.C14])" office:value-type="currency" office:currency="EUR" office:value="27.721436381184">
            <text:p>27,72 €</text:p>
          </table:table-cell>
          <table:table-cell office:value-type="percentage" office:value="0.04">
            <text:p>4,00%</text:p>
          </table:table-cell>
          <table:table-cell table:formula="of:=[.B14]/(1+[.$D$2])^[.A14]" office:value-type="currency" office:currency="EUR" office:value="18.4719635656261">
            <text:p>18,47 €</text:p>
          </table:table-cell>
          <table:table-cell table:formula="of:=[.E13]*(1+[.F14])" office:value-type="currency" office:currency="EUR" office:value="26.4158915485138">
            <text:p>26,42 €</text:p>
          </table:table-cell>
          <table:table-cell office:value-type="percentage" office:value="0.03">
            <text:p>3,00%</text:p>
          </table:table-cell>
          <table:table-cell table:formula="of:=[.E14]/(1+[.$D$3])^[.A14]" office:value-type="currency" office:currency="EUR" office:value="16.1914910381777">
            <text:p>16,19 €</text:p>
          </table:table-cell>
          <table:table-cell table:formula="of:=[.H13]*(1+[.I14])" office:value-type="currency" office:currency="EUR" office:value="25.6514765513044">
            <text:p>25,65 €</text:p>
          </table:table-cell>
          <table:table-cell office:value-type="percentage" office:value="0.01">
            <text:p>1,00%</text:p>
          </table:table-cell>
          <table:table-cell table:formula="of:=[.H14]/(1+[.$D$4])^[.A14]" office:value-type="currency" office:currency="EUR" office:value="14.4795897805971">
            <text:p>14,48 €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4]*(1+[.C15])" office:value-type="currency" office:currency="EUR" office:value="28.8302938364314">
            <text:p>28,83 €</text:p>
          </table:table-cell>
          <table:table-cell office:value-type="percentage" office:value="0.04">
            <text:p>4,00%</text:p>
          </table:table-cell>
          <table:table-cell table:formula="of:=[.B15]/(1+[.$D$2])^[.A15]" office:value-type="currency" office:currency="EUR" office:value="17.9540580450945">
            <text:p>17,95 €</text:p>
          </table:table-cell>
          <table:table-cell table:formula="of:=[.E14]*(1+[.F15])" office:value-type="currency" office:currency="EUR" office:value="27.2083682949692">
            <text:p>27,21 €</text:p>
          </table:table-cell>
          <table:table-cell office:value-type="percentage" office:value="0.03">
            <text:p>3,00%</text:p>
          </table:table-cell>
          <table:table-cell table:formula="of:=[.E15]/(1+[.$D$3])^[.A15]" office:value-type="currency" office:currency="EUR" office:value="15.3707242113576">
            <text:p>15,37 €</text:p>
          </table:table-cell>
          <table:table-cell table:formula="of:=[.H14]*(1+[.I15])" office:value-type="currency" office:currency="EUR" office:value="25.6514765513044">
            <text:p>25,65 €</text:p>
          </table:table-cell>
          <table:table-cell office:value-type="percentage" office:value="0">
            <text:p>0,00%</text:p>
          </table:table-cell>
          <table:table-cell table:formula="of:=[.H15]/(1+[.$D$4])^[.A15]" office:value-type="currency" office:currency="EUR" office:value="13.1632634369065">
            <text:p>13,16 €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5]*(1+[.C16])" office:value-type="currency" office:currency="EUR" office:value="29.9835055898886">
            <text:p>29,98 €</text:p>
          </table:table-cell>
          <table:table-cell office:value-type="percentage" office:value="0.04">
            <text:p>4,00%</text:p>
          </table:table-cell>
          <table:table-cell table:formula="of:=[.B16]/(1+[.$D$2])^[.A16]" office:value-type="currency" office:currency="EUR" office:value="17.4506732400919">
            <text:p>17,45 €</text:p>
          </table:table-cell>
          <table:table-cell table:formula="of:=[.E15]*(1+[.F16])" office:value-type="currency" office:currency="EUR" office:value="28.0246193438183">
            <text:p>28,02 €</text:p>
          </table:table-cell>
          <table:table-cell office:value-type="percentage" office:value="0.03">
            <text:p>3,00%</text:p>
          </table:table-cell>
          <table:table-cell table:formula="of:=[.E16]/(1+[.$D$3])^[.A16]" office:value-type="currency" office:currency="EUR" office:value="14.5915630762197">
            <text:p>14,59 €</text:p>
          </table:table-cell>
          <table:table-cell table:formula="of:=[.H15]*(1+[.I16])" office:value-type="currency" office:currency="EUR" office:value="25.1384470202784">
            <text:p>25,14 €</text:p>
          </table:table-cell>
          <table:table-cell office:value-type="percentage" office:value="-0.02">
            <text:p>-2,00%</text:p>
          </table:table-cell>
          <table:table-cell table:formula="of:=[.H16]/(1+[.$D$4])^[.A16]" office:value-type="currency" office:currency="EUR" office:value="11.7272710619712">
            <text:p>11,73 €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6]*(1+[.C17])" office:value-type="currency" office:currency="EUR" office:value="31.1828458134842">
            <text:p>31,18 €</text:p>
          </table:table-cell>
          <table:table-cell office:value-type="percentage" office:value="0.04">
            <text:p>4,00%</text:p>
          </table:table-cell>
          <table:table-cell table:formula="of:=[.B17]/(1+[.$D$2])^[.A17]" office:value-type="currency" office:currency="EUR" office:value="16.9614020277529">
            <text:p>16,96 €</text:p>
          </table:table-cell>
          <table:table-cell table:formula="of:=[.E16]*(1+[.F17])" office:value-type="currency" office:currency="EUR" office:value="28.8653579241328">
            <text:p>28,87 €</text:p>
          </table:table-cell>
          <table:table-cell office:value-type="percentage" office:value="0.03">
            <text:p>3,00%</text:p>
          </table:table-cell>
          <table:table-cell table:formula="of:=[.E17]/(1+[.$D$3])^[.A17]" office:value-type="currency" office:currency="EUR" office:value="13.851898588485">
            <text:p>13,85 €</text:p>
          </table:table-cell>
          <table:table-cell table:formula="of:=[.H16]*(1+[.I17])" office:value-type="currency" office:currency="EUR" office:value="24.1329091394672">
            <text:p>24,13 €</text:p>
          </table:table-cell>
          <table:table-cell office:value-type="percentage" office:value="-0.04">
            <text:p>-4,00%</text:p>
          </table:table-cell>
          <table:table-cell table:formula="of:=[.H17]/(1+[.$D$4])^[.A17]" office:value-type="currency" office:currency="EUR" office:value="10.2347092904476">
            <text:p>10,23 €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7]*(1+[.C18])" office:value-type="currency" office:currency="EUR" office:value="32.4301596460235">
            <text:p>32,43 €</text:p>
          </table:table-cell>
          <table:table-cell office:value-type="percentage" office:value="0.04">
            <text:p>4,00%</text:p>
          </table:table-cell>
          <table:table-cell table:formula="of:=[.B18]/(1+[.$D$2])^[.A18]" office:value-type="currency" office:currency="EUR" office:value="16.4858486998719">
            <text:p>16,49 €</text:p>
          </table:table-cell>
          <table:table-cell table:formula="of:=[.E17]*(1+[.F18])" office:value-type="currency" office:currency="EUR" office:value="29.7313186618568">
            <text:p>29,73 €</text:p>
          </table:table-cell>
          <table:table-cell office:value-type="percentage" office:value="0.03">
            <text:p>3,00%</text:p>
          </table:table-cell>
          <table:table-cell table:formula="of:=[.E18]/(1+[.$D$3])^[.A18]" office:value-type="currency" office:currency="EUR" office:value="13.1497286139535">
            <text:p>13,15 €</text:p>
          </table:table-cell>
          <table:table-cell table:formula="of:=[.H17]*(1+[.I18])" office:value-type="currency" office:currency="EUR" office:value="22.6849345910992">
            <text:p>22,68 €</text:p>
          </table:table-cell>
          <table:table-cell office:value-type="percentage" office:value="-0.06">
            <text:p>-6,00%</text:p>
          </table:table-cell>
          <table:table-cell table:formula="of:=[.H18]/(1+[.$D$4])^[.A18]" office:value-type="currency" office:currency="EUR" office:value="8.74602430274615">
            <text:p>8,75 €</text:p>
          </table:table-cell>
        </table:table-row>
        <table:table-row table:style-name="ro1">
          <table:table-cell/>
          <table:table-cell table:style-name="ce6"/>
          <table:table-cell table:style-name="ce7"/>
          <table:table-cell table:formula="of:=SUM([.D8:.D18])" office:value-type="currency" office:currency="EUR" office:value="198.455793991735">
            <text:p>198,46 €</text:p>
          </table:table-cell>
          <table:table-cell/>
          <table:table-cell table:style-name="ce8"/>
          <table:table-cell table:formula="of:=SUM([.G8:.G18])" office:value-type="currency" office:currency="EUR" office:value="178.372401539921">
            <text:p>178,37 €</text:p>
          </table:table-cell>
          <table:table-cell/>
          <table:table-cell table:style-name="ce9"/>
          <table:table-cell table:formula="of:=SUM([.J8:.J18])" office:value-type="currency" office:currency="EUR" office:value="159.699000927748">
            <text:p>159,70 €</text:p>
          </table:table-cell>
        </table:table-row>
        <table:table-row table:style-name="ro1">
          <table:table-cell office:value-type="string">
            <text:p>Terminal</text:p>
          </table:table-cell>
          <table:table-cell table:formula="of:=[.B18]*[.D5]" office:value-type="currency" office:currency="EUR" office:value="421.592075398306">
            <text:p>421,59 €</text:p>
          </table:table-cell>
          <table:table-cell table:style-name="ce7"/>
          <table:table-cell table:formula="of:=[.B20]/(1+[.D2])^([.A18]+1/2)" office:value-type="currency" office:currency="EUR" office:value="207.187129383679">
            <text:p>207,19 €</text:p>
          </table:table-cell>
          <table:table-cell table:formula="of:=[.E18]*[.D5]" office:value-type="currency" office:currency="EUR" office:value="386.507142604138">
            <text:p>386,51 €</text:p>
          </table:table-cell>
          <table:table-cell table:style-name="ce8"/>
          <table:table-cell table:formula="of:=[.E20]/(1+[.D3])^([.A18]+1/2)" office:value-type="currency" office:currency="EUR" office:value="164.113864829844">
            <text:p>164,11 €</text:p>
          </table:table-cell>
          <table:table-cell table:formula="of:=[.H18]*[.D5]" office:value-type="currency" office:currency="EUR" office:value="294.90414968429">
            <text:p>294,90 €</text:p>
          </table:table-cell>
          <table:table-cell table:style-name="ce9"/>
          <table:table-cell table:formula="of:=[.H20]/(1+[.D4])^([.A18]+1/2)" office:value-type="currency" office:currency="EUR" office:value="108.407090704916">
            <text:p>108,41 €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1-03">03.01.2022</text:date>, <text:time>18:51:34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aa </meta:initial-creator>
    <meta:creation-date>2020-10-03T15:18:01.41</meta:creation-date>
    <dc:date>2022-01-03T18:51:34.93</dc:date>
    <dc:creator>aaa </dc:creator>
    <meta:editing-duration>P2DT23H39M38S</meta:editing-duration>
    <meta:editing-cycles>53</meta:editing-cycles>
    <meta:generator>OpenOffice/4.1.5$Win32 OpenOffice.org_project/415m1$Build-9789</meta:generator>
    <meta:document-statistic meta:table-count="5" meta:cell-count="687" meta:object-count="0"/>
  </office:meta>
</office:document-meta>
</file>